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9" style:family="table-cell">
      <style:table-cell-properties fo:padding="0.0201in" fo:border-left="0.0007in solid #000000" fo:border-right="none" fo:border-top="none" fo:border-bottom="0.0347in solid #000000"/>
    </style:style>
    <style:style style:name="t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9" style:family="table-cell">
      <style:table-cell-properties fo:padding="0.0201in" fo:border-left="0.0007in solid #000000" fo:border-right="none" fo:border-top="none" fo:border-bottom="0.0347in solid #000000"/>
    </style:style>
    <style:style style:name="t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9" style:family="table-cell">
      <style:table-cell-properties fo:padding="0.0201in" fo:border-left="0.0007in solid #000000" fo:border-right="none" fo:border-top="none" fo:border-bottom="0.0347in solid #000000"/>
    </style:style>
    <style:style style:name="t3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9" style:family="table-cell">
      <style:table-cell-properties fo:padding="0.0201in" fo:border-left="0.0007in solid #000000" fo:border-right="none" fo:border-top="none" fo:border-bottom="0.0347in solid #000000"/>
    </style:style>
    <style:style style:name="t4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9" style:family="table-cell">
      <style:table-cell-properties fo:padding="0.0201in" fo:border-left="0.0007in solid #000000" fo:border-right="none" fo:border-top="none" fo:border-bottom="0.0347in solid #000000"/>
    </style:style>
    <style:style style:name="t5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9" style:family="table-cell">
      <style:table-cell-properties fo:padding="0.0201in" fo:border-left="0.0007in solid #000000" fo:border-right="none" fo:border-top="none" fo:border-bottom="0.0347in solid #000000"/>
    </style:style>
    <style:style style:name="t6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9" style:family="table-cell">
      <style:table-cell-properties fo:padding="0.0201in" fo:border-left="0.0007in solid #000000" fo:border-right="none" fo:border-top="none" fo:border-bottom="0.0347in solid #000000"/>
    </style:style>
    <style:style style:name="t7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9" style:family="table-cell">
      <style:table-cell-properties fo:padding="0.0201in" fo:border-left="0.0007in solid #000000" fo:border-right="none" fo:border-top="none" fo:border-bottom="0.0347in solid #000000"/>
    </style:style>
    <style:style style:name="t8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9" style:family="table-cell">
      <style:table-cell-properties fo:padding="0.0201in" fo:border-left="0.0007in solid #000000" fo:border-right="none" fo:border-top="none" fo:border-bottom="0.0347in solid #000000"/>
    </style:style>
    <style:style style:name="t9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9" style:family="table-cell">
      <style:table-cell-properties fo:padding="0.0201in" fo:border-left="0.0007in solid #000000" fo:border-right="none" fo:border-top="none" fo:border-bottom="0.0347in solid #000000"/>
    </style:style>
    <style:style style:name="t10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9" style:family="table-cell">
      <style:table-cell-properties fo:padding="0.0201in" fo:border-left="0.0007in solid #000000" fo:border-right="none" fo:border-top="none" fo:border-bottom="0.0347in solid #000000"/>
    </style:style>
    <style:style style:name="t1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9" style:family="table-cell">
      <style:table-cell-properties fo:padding="0.0201in" fo:border-left="0.0007in solid #000000" fo:border-right="none" fo:border-top="none" fo:border-bottom="0.0347in solid #000000"/>
    </style:style>
    <style:style style:name="t1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Text_20_body">
      <style:text-properties style:font-name="Arial" fo:font-size="6pt" style:font-size-asian="6pt" style:font-size-complex="6pt"/>
    </style:style>
    <style:style style:name="P48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49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4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7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9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60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61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62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style:text-position="super 58%" fo:font-style="italic" style:font-style-asian="italic" style:font-style-complex="italic"/>
    </style:style>
    <style:style style:name="T71" style:family="text">
      <style:text-properties fo:language="en" fo:country="none"/>
    </style:style>
    <style:style style:name="T72" style:family="text">
      <style:text-properties style:font-name="Times New Roman" fo:language="en" fo:country="US" style:font-name-complex="Symbol"/>
    </style:style>
    <style:style style:name="T73" style:family="text">
      <style:text-properties style:text-underline-style="none"/>
    </style:style>
    <style:style style:name="T74" style:family="text">
      <style:text-properties style:font-name="sans-serif" fo:language="en" fo:country="US" style:font-name-complex="Arial"/>
    </style:style>
    <style:style style:name="T75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6" style:family="text">
      <style:text-properties style:font-name="sans-serif" fo:font-size="9pt" fo:language="en" fo:country="US" style:font-size-asian="9pt" style:font-name-complex="Arial" style:font-size-complex="9pt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font-name="sans-serif" fo:font-size="6pt" fo:language="en" fo:country="US" fo:font-style="italic" style:text-underline-style="solid" style:text-underline-width="auto" style:text-underline-color="font-color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80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1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2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3" style:family="text">
      <style:text-properties fo:font-size="9pt" style:font-size-asian="9pt" style:font-size-complex="9pt"/>
    </style:style>
    <style:style style:name="T84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5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6" style:family="text">
      <style:text-properties fo:font-size="9pt" fo:font-style="italic" style:font-size-asian="9pt" style:font-style-asian="italic" style:font-size-complex="9pt" style:font-style-complex="italic"/>
    </style:style>
    <style:style style:name="T87" style:family="text">
      <style:text-properties style:font-name="Arial"/>
    </style:style>
    <style:style style:name="T88" style:family="text">
      <style:text-properties style:font-name="Arial" fo:font-weight="normal" style:font-weight-asian="normal" style:font-weight-complex="normal"/>
    </style:style>
    <style:style style:name="T89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style:font-name="Arial" fo:font-size="6pt" fo:language="en" fo:country="US" fo:font-style="italic" style:text-underline-style="solid" style:text-underline-width="auto" style:text-underline-color="font-color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91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92" style:family="text">
      <style:text-properties style:font-name="Arial" fo:font-size="6pt" style:font-size-asian="6pt" style:font-size-complex="6pt"/>
    </style:style>
    <style:style style:name="T93" style:family="text">
      <style:text-properties style:font-name="Arial" fo:font-size="6pt" style:text-underline-style="none" style:font-size-asian="6pt" style:font-size-complex="6pt"/>
    </style:style>
    <style:style style:name="T94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95" style:family="text">
      <style:text-properties fo:font-size="6pt" style:font-size-asian="6pt" style:font-size-complex="6pt"/>
    </style:style>
    <style:style style:name="T96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5"/>
      <text:p text:style-name="P55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56"/>
      <text:p text:style-name="P57">S/n: <text:span text:style-name="T47"><text:s/></text:span><text:span text:style-name="T34">$</text:span><text:span text:style-name="T22">allSerial </text:span></text:p>
      <text:p text:style-name="P60"/>
      <text:p text:style-name="P61"><text:span text:style-name="T75">Measurement range for:</text:span><text:span text:style-name="T74"><text:line-break/></text:span><text:span text:style-name="T76"><text:tab/>-</text:span><text:span text:style-name="Знак_20_примечания"><text:span text:style-name="T80"> <text:s/></text:span></text:span><text:span text:style-name="T76">i</text:span><text:span text:style-name="T77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80"> <text:s/></text:span></text:span><text:span text:style-name="T76">i</text:span><text:span text:style-name="T77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91"><text:line-break/></text:span><text:span text:style-name="T94"> </text:span></text:p>
      <text:p text:style-name="P58">Measurement error:</text:p>
      <text:p text:style-name="P28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27"><text:span text:style-name="T82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2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2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4"/>
      <text:p text:style-name="P59"><text:span text:style-name="T47">Operating conditions:</text:span><text:line-break/><text:span text:style-name="T83"><text:tab/>-</text:span><text:span text:style-name="Знак_20_примечания"><text:span text:style-name="T81"> <text:s/>a</text:span></text:span><text:span text:style-name="T83">ir temperature<text:tab/><text:tab/><text:tab/><text:tab/><text:tab/><text:tab/>+$temp °C<text:line-break/><text:tab/>- </text:span><text:span text:style-name="Знак_20_примечания"><text:span text:style-name="T81"><text:s/>r</text:span></text:span><text:span text:style-name="T83">elative humidity<text:tab/><text:tab/><text:tab/><text:tab/><text:tab/>$vlag %<text:line-break/><text:tab/>-</text:span><text:span text:style-name="Знак_20_примечания"><text:span text:style-name="T81"> <text:s/>g</text:span></text:span><text:span text:style-name="T83">amma radiation background<text:tab/><text:tab/><text:tab/><text:tab/>$bground <text:s/></text:span><text:span text:style-name="T86">nSv/h</text:span></text:p>
      <text:p text:style-name="P62"/>
      <text:p text:style-name="P54"><text:span text:style-name="Знак_20_примечания"><text:span text:style-name="T67">Calibration means</text:span></text:span><text:span text:style-name="Знак_20_примечания"><text:span text:style-name="T69">:</text:span></text:span><text:span text:style-name="Знак_20_примечания"><text:span text:style-name="T68"><text:line-break/><text:tab/></text:span></text:span><text:span text:style-name="Знак_20_примечания"><text:span text:style-name="T85">-</text:span></text:span><text:span text:style-name="Знак_20_примечания"><text:span text:style-name="T84"> $eng_facility_110;<text:line-break/><text:tab/>- $eng_facility_130;</text:span></text:span><text:span text:style-name="Знак_20_примечания"><text:span text:style-name="T66"><text:line-break/></text:span></text:span><text:span text:style-name="Знак_20_примечания"><text:span text:style-name="T96"> </text:span></text:span></text:p>
      <text:p text:style-name="P6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1">Radia-tion source <text:s/>number</text:p>
          </table:table-cell>
          <table:table-cell table:style-name="t1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1.B2" office:value-type="string">
            <text:p text:style-name="P38">Dose rate measurement</text:p>
            <text:p text:style-name="P34"><text:span text:style-name="T19">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1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0">Coefficient</text:p>
            <text:p text:style-name="P22"><text:span text:style-name="T30">of variation limits</text:span>, </text:p>
            <text:p text:style-name="P22">%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9">$1-bg0</text:p>
              <text:p text:style-name="P39">$1-bg1</text:p>
              <text:p text:style-name="P39">$1-bg2</text:p>
              <text:p text:style-name="P39">$1-bg3</text:p>
              <text:p text:style-name="P39">$1-bg4</text:p>
              <text:p text:style-name="P39">$1-bg5</text:p>
              <text:p text:style-name="P39">$1-bg6</text:p>
              <text:p text:style-name="P39">$1-bg7</text:p>
              <text:p text:style-name="P35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—</text:p>
          </table:table-cell>
          <table:table-cell table:style-name="t1.B3" office:value-type="string">
            <text:p text:style-name="P15">—</text:p>
          </table:table-cell>
          <table:table-cell table:style-name="t1.B3" office:value-type="string">
            <text:p text:style-name="P15">—</text:p>
          </table:table-cell>
          <table:table-cell table:style-name="t1.I3" office:value-type="string">
            <text:p text:style-name="P10">—</text:p>
          </table:table-cell>
        </table:table-row>
        <table:table-row>
          <table:table-cell table:style-name="t1.A3" office:value-type="string">
            <text:p text:style-name="P14">0.80 µSv/h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9">$1-m00</text:p>
              <text:p text:style-name="P39">$1-m01</text:p>
              <text:p text:style-name="P39">$1-m02</text:p>
              <text:p text:style-name="P39">$1-m03</text:p>
              <text:p text:style-name="P39">$1-m04</text:p>
              <text:p text:style-name="P39">$1-m05</text:p>
              <text:p text:style-name="P39">$1-m06</text:p>
              <text:p text:style-name="P39">$1-m07</text:p>
              <text:p text:style-name="P39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8"><text:span text:style-name="T64">±</text:span><text:span text:style-name="T65">20</text:span></text:p>
          </table:table-cell>
          <table:table-cell table:style-name="t1.I3" office:value-type="string">
            <text:p text:style-name="P29">±20</text:p>
          </table:table-cell>
        </table:table-row>
        <table:table-row>
          <table:table-cell table:style-name="t1.A3" office:value-type="string">
            <text:p text:style-name="P14">4.0 mSv/h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9">$1-m11</text:p>
              <text:p text:style-name="P39">$1-m12</text:p>
              <text:p text:style-name="P39">$1-m13</text:p>
              <text:p text:style-name="P39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8"><text:span text:style-name="T64">±</text:span><text:span text:style-name="T65">19</text:span></text:p>
          </table:table-cell>
          <table:table-cell table:style-name="t1.I3" office:value-type="string">
            <text:p text:style-name="P29">±15</text:p>
          </table:table-cell>
        </table:table-row>
        <table:table-row>
          <table:table-cell table:style-name="t1.A3" office:value-type="string">
            <text:p text:style-name="P14">80<text:span text:style-name="T32">.</text:span>0 mSv/h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9">$1-m21</text:p>
              <text:p text:style-name="P39">$1-m22</text:p>
              <text:p text:style-name="P39">$1-m23</text:p>
              <text:p text:style-name="P39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8"><text:span text:style-name="T64">±</text:span><text:span text:style-name="T65">19</text:span></text:p>
          </table:table-cell>
          <table:table-cell table:style-name="t1.I3" office:value-type="string">
            <text:p text:style-name="P29">±15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5">$1-n3</text:p>
          </table:table-cell>
          <table:table-cell table:style-name="t1.B3" office:value-type="string">
            <text:p text:style-name="P15">$1-d3</text:p>
          </table:table-cell>
          <table:table-cell table:style-name="t1.D3" office:value-type="string">
            <text:section text:style-name="Sect1" text:name="Раздел4">
              <text:p text:style-name="P3">$1-m30</text:p>
              <text:p text:style-name="P39">$1-m31</text:p>
              <text:p text:style-name="P39">$1-m32</text:p>
              <text:p text:style-name="P39">$1-m33</text:p>
              <text:p text:style-name="P39">$1-m34</text:p>
            </text:section>
          </table:table-cell>
          <table:table-cell table:style-name="t1.B3" office:value-type="string">
            <text:p text:style-name="P15">$1-av3</text:p>
          </table:table-cell>
          <table:table-cell table:style-name="t1.B3" office:value-type="string">
            <text:p text:style-name="P15">$1-o3</text:p>
          </table:table-cell>
          <table:table-cell table:style-name="t1.B3" office:value-type="string">
            <text:p text:style-name="P15">$1-q3</text:p>
          </table:table-cell>
          <table:table-cell table:style-name="t1.B3" office:value-type="string">
            <text:p text:style-name="P8"><text:span text:style-name="T64">±</text:span><text:span text:style-name="T65">19</text:span></text:p>
          </table:table-cell>
          <table:table-cell table:style-name="t1.I3" office:value-type="string">
            <text:p text:style-name="P29">±15</text:p>
          </table:table-cell>
        </table:table-row>
        <table:table-row>
          <table:table-cell table:style-name="t1.A3" office:value-type="string">
            <text:p text:style-name="P14">4.0 Sv/h</text:p>
          </table:table-cell>
          <table:table-cell table:style-name="t1.B3" office:value-type="string">
            <text:p text:style-name="P15">$1-n<text:span text:style-name="T32">4</text:span></text:p>
          </table:table-cell>
          <table:table-cell table:style-name="t1.B3" office:value-type="string">
            <text:p text:style-name="P15">$1-d<text:span text:style-name="T32">4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2">m</text:span><text:span text:style-name="T19">4</text:span><text:span text:style-name="T32">0</text:span></text:p>
              <text:p text:style-name="P39">$1-<text:span text:style-name="T32">m</text:span><text:span text:style-name="T19">4</text:span><text:span text:style-name="T32">1</text:span></text:p>
              <text:p text:style-name="P39">$1-<text:span text:style-name="T32">m</text:span><text:span text:style-name="T19">4</text:span><text:span text:style-name="T32">2</text:span></text:p>
              <text:p text:style-name="P39">$1-<text:span text:style-name="T32">m</text:span><text:span text:style-name="T19">4</text:span><text:span text:style-name="T32">3</text:span></text:p>
              <text:p text:style-name="P39">$1-<text:span text:style-name="T32">m</text:span><text:span text:style-name="T19">4</text:span><text:span text:style-name="T32">4</text:span></text:p>
            </text:section>
          </table:table-cell>
          <table:table-cell table:style-name="t1.B3" office:value-type="string">
            <text:p text:style-name="P15">$1-av<text:span text:style-name="T32">4</text:span></text:p>
          </table:table-cell>
          <table:table-cell table:style-name="t1.B3" office:value-type="string">
            <text:p text:style-name="P15">$1-o<text:span text:style-name="T32">4</text:span></text:p>
          </table:table-cell>
          <table:table-cell table:style-name="t1.B3" office:value-type="string">
            <text:p text:style-name="P15">$1-q<text:span text:style-name="T32">4</text:span></text:p>
          </table:table-cell>
          <table:table-cell table:style-name="t1.B3" office:value-type="string">
            <text:p text:style-name="P8"><text:span text:style-name="T63">±</text:span><text:span text:style-name="T57">19</text:span></text:p>
          </table:table-cell>
          <table:table-cell table:style-name="t1.I3" office:value-type="string">
            <text:p text:style-name="P29">±15</text:p>
          </table:table-cell>
        </table:table-row>
        <table:table-row>
          <table:table-cell table:style-name="t1.A9" office:value-type="string">
            <text:p text:style-name="P14"><text:span text:style-name="T32">8</text:span>.0 Sv/h</text:p>
          </table:table-cell>
          <table:table-cell table:style-name="t1.B9" office:value-type="string">
            <text:p text:style-name="P15">$1-n<text:span text:style-name="T32">5</text:span></text:p>
          </table:table-cell>
          <table:table-cell table:style-name="t1.B9" office:value-type="string">
            <text:p text:style-name="P15">$1-d<text:span text:style-name="T32">5</text:span></text:p>
          </table:table-cell>
          <table:table-cell table:style-name="t1.D9" office:value-type="string">
            <text:section text:style-name="Sect1" text:name="Раздел62">
              <text:p text:style-name="P3">$1-<text:span text:style-name="T32">m</text:span><text:span text:style-name="T19">5</text:span><text:span text:style-name="T32">0</text:span></text:p>
              <text:p text:style-name="P39">$1-<text:span text:style-name="T32">m</text:span><text:span text:style-name="T19">5</text:span><text:span text:style-name="T32">1</text:span></text:p>
              <text:p text:style-name="P39">$1-<text:span text:style-name="T32">m</text:span><text:span text:style-name="T19">5</text:span><text:span text:style-name="T32">2</text:span></text:p>
              <text:p text:style-name="P39">$1-<text:span text:style-name="T32">m</text:span><text:span text:style-name="T19">5</text:span><text:span text:style-name="T32">3</text:span></text:p>
              <text:p text:style-name="P39">$1-<text:span text:style-name="T32">m</text:span><text:span text:style-name="T19">5</text:span><text:span text:style-name="T32">4</text:span></text:p>
            </text:section>
          </table:table-cell>
          <table:table-cell table:style-name="t1.B9" office:value-type="string">
            <text:p text:style-name="P15">$1-av<text:span text:style-name="T32">5</text:span></text:p>
          </table:table-cell>
          <table:table-cell table:style-name="t1.B9" office:value-type="string">
            <text:p text:style-name="P15">$1-o<text:span text:style-name="T32">5</text:span></text:p>
          </table:table-cell>
          <table:table-cell table:style-name="t1.B9" office:value-type="string">
            <text:p text:style-name="P15">$1-q<text:span text:style-name="T32">5</text:span></text:p>
          </table:table-cell>
          <table:table-cell table:style-name="t1.B9" office:value-type="string">
            <text:p text:style-name="P8"><text:span text:style-name="T63">±</text:span><text:span text:style-name="T57">19</text:span></text:p>
          </table:table-cell>
          <table:table-cell table:style-name="t1.I9" office:value-type="string">
            <text:p text:style-name="P29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4"><text:span text:style-name="T2">AT2503B </text:span><text:span text:style-name="T19">(</text:span><text:span text:style-name="T72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Actual dose value</text:span><text:span text:style-name="T1">,</text:span>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1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32">µSv</text:span></text:p>
          </table:table-cell>
          <table:table-cell table:style-name="s1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1.B4" office:value-type="string">
            <text:p text:style-name="P7"><text:s text:c="2"/>$1-<text:span text:style-name="T19">dn</text:span>_<text:span text:style-name="T32">1 <text:s/></text:span></text:p>
            <text:p text:style-name="P18"><text:span text:style-name="T32">$1-</text:span><text:span text:style-name="T19">dd_1</text:span></text:p>
          </table:table-cell>
          <table:table-cell table:style-name="s1.B4" office:value-type="string">
            <text:p text:style-name="P15">$1-d_dev_<text:span text:style-name="T32">1</text:span></text:p>
          </table:table-cell>
          <table:table-cell table:style-name="s1.B4" office:value-type="string">
            <text:p text:style-name="P15">$1-dose_<text:span text:style-name="T32">1</text:span></text:p>
          </table:table-cell>
          <table:table-cell table:style-name="s1.B4" office:value-type="string">
            <text:p text:style-name="P15">$1-d_res_<text:span text:style-name="T32">1</text:span></text:p>
          </table:table-cell>
          <table:table-cell table:style-name="s1.B4" office:value-type="string">
            <text:p text:style-name="P15">$1-o_pog_<text:span text:style-name="T32">1</text:span></text:p>
          </table:table-cell>
          <table:table-cell table:style-name="s1.B4" office:value-type="string">
            <text:p text:style-name="P23">±20</text:p>
          </table:table-cell>
          <table:table-cell table:style-name="s1.B4" office:value-type="string">
            <text:p text:style-name="P15">$1-d_gran_<text:span text:style-name="T32">1</text:span></text:p>
          </table:table-cell>
          <table:table-cell table:style-name="s1.J4" office:value-type="string">
            <text:p text:style-name="P8"><text:span text:style-name="T63">±</text:span>15.2</text:p>
          </table:table-cell>
        </table:table-row>
        <table:table-row>
          <table:table-cell table:style-name="s1.A5" office:value-type="string">
            <text:p text:style-name="P14">4.0 mSv</text:p>
          </table:table-cell>
          <table:table-cell table:style-name="s1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1.B5" office:value-type="string">
            <text:p text:style-name="P7"><text:s text:c="2"/>$1-<text:span text:style-name="T19">dn</text:span>_<text:span text:style-name="T32">2 <text:s/></text:span></text:p>
            <text:p text:style-name="P18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15">$1-d_dev_<text:span text:style-name="T32">2</text:span></text:p>
          </table:table-cell>
          <table:table-cell table:style-name="s1.B5" office:value-type="string">
            <text:p text:style-name="P15">$1-dose_<text:span text:style-name="T32">2</text:span></text:p>
          </table:table-cell>
          <table:table-cell table:style-name="s1.B5" office:value-type="string">
            <text:p text:style-name="P15">$1-d_res_<text:span text:style-name="T32">2</text:span></text:p>
          </table:table-cell>
          <table:table-cell table:style-name="s1.B5" office:value-type="string">
            <text:p text:style-name="P15">$1-o_pog_<text:span text:style-name="T32">2</text:span></text:p>
          </table:table-cell>
          <table:table-cell table:style-name="s1.B5" office:value-type="string">
            <text:p text:style-name="P23">±19</text:p>
          </table:table-cell>
          <table:table-cell table:style-name="s1.B5" office:value-type="string">
            <text:p text:style-name="P15">$1-d_gran_<text:span text:style-name="T32">2</text:span></text:p>
          </table:table-cell>
          <table:table-cell table:style-name="s1.J5" office:value-type="string">
            <text:p text:style-name="P8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1">Radia-tion source <text:s/>number</text:p>
          </table:table-cell>
          <table:table-cell table:style-name="t2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2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2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5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2.A3" office:value-type="string">
            <text:p text:style-name="P36">Background</text:p>
          </table:table-cell>
          <table:table-cell table:style-name="t2.B3" office:value-type="string">
            <text:p text:style-name="P39">—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9">$2-bg0</text:p>
              <text:p text:style-name="P39">$2-bg1</text:p>
              <text:p text:style-name="P39">$2-bg2</text:p>
              <text:p text:style-name="P39">$2-bg3</text:p>
              <text:p text:style-name="P39">$2-bg4</text:p>
              <text:p text:style-name="P39">$2-bg5</text:p>
              <text:p text:style-name="P39">$2-bg6</text:p>
              <text:p text:style-name="P39">$2-bg7</text:p>
              <text:p text:style-name="P35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—</text:p>
          </table:table-cell>
          <table:table-cell table:style-name="t2.B3" office:value-type="string">
            <text:p text:style-name="P15">—</text:p>
          </table:table-cell>
          <table:table-cell table:style-name="t2.B3" office:value-type="string">
            <text:p text:style-name="P15">—</text:p>
          </table:table-cell>
          <table:table-cell table:style-name="t2.I3" office:value-type="string">
            <text:p text:style-name="P10">—</text:p>
          </table:table-cell>
        </table:table-row>
        <table:table-row>
          <table:table-cell table:style-name="t2.A3" office:value-type="string">
            <text:p text:style-name="P14">0.80 µSv/h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9">$2-m00</text:p>
              <text:p text:style-name="P39">$2-m01</text:p>
              <text:p text:style-name="P39">$2-m02</text:p>
              <text:p text:style-name="P39">$2-m03</text:p>
              <text:p text:style-name="P39">$2-m04</text:p>
              <text:p text:style-name="P39">$2-m05</text:p>
              <text:p text:style-name="P39">$2-m06</text:p>
              <text:p text:style-name="P39">$2-m07</text:p>
              <text:p text:style-name="P39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8"><text:span text:style-name="T64">±</text:span><text:span text:style-name="T65">20</text:span></text:p>
          </table:table-cell>
          <table:table-cell table:style-name="t2.I3" office:value-type="string">
            <text:p text:style-name="P29">±20</text:p>
          </table:table-cell>
        </table:table-row>
        <table:table-row>
          <table:table-cell table:style-name="t2.A3" office:value-type="string">
            <text:p text:style-name="P14">4.0 mSv/h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9">$2-m11</text:p>
              <text:p text:style-name="P39">$2-m12</text:p>
              <text:p text:style-name="P39">$2-m13</text:p>
              <text:p text:style-name="P39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8"><text:span text:style-name="T64">±</text:span><text:span text:style-name="T65">19</text:span></text:p>
          </table:table-cell>
          <table:table-cell table:style-name="t2.I3" office:value-type="string">
            <text:p text:style-name="P29">±15</text:p>
          </table:table-cell>
        </table:table-row>
        <table:table-row>
          <table:table-cell table:style-name="t2.A3" office:value-type="string">
            <text:p text:style-name="P14">80<text:span text:style-name="T32">.</text:span>0 mSv/h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9">$2-m21</text:p>
              <text:p text:style-name="P39">$2-m22</text:p>
              <text:p text:style-name="P39">$2-m23</text:p>
              <text:p text:style-name="P39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8"><text:span text:style-name="T64">±</text:span><text:span text:style-name="T65">19</text:span></text:p>
          </table:table-cell>
          <table:table-cell table:style-name="t2.I3" office:value-type="string">
            <text:p text:style-name="P29">±15</text:p>
          </table:table-cell>
        </table:table-row>
        <table:table-row>
          <table:table-cell table:style-name="t2.A3" office:value-type="string">
            <text:p text:style-name="P17">800 mSv/h</text:p>
          </table:table-cell>
          <table:table-cell table:style-name="t2.B3" office:value-type="string">
            <text:p text:style-name="P15">$2-n3</text:p>
          </table:table-cell>
          <table:table-cell table:style-name="t2.B3" office:value-type="string">
            <text:p text:style-name="P15">$2-d3</text:p>
          </table:table-cell>
          <table:table-cell table:style-name="t2.D3" office:value-type="string">
            <text:section text:style-name="Sect1" text:name="Раздел10">
              <text:p text:style-name="P3">$2-m30</text:p>
              <text:p text:style-name="P39">$2-m31</text:p>
              <text:p text:style-name="P39">$2-m32</text:p>
              <text:p text:style-name="P39">$2-m33</text:p>
              <text:p text:style-name="P39">$2-m34</text:p>
            </text:section>
          </table:table-cell>
          <table:table-cell table:style-name="t2.B3" office:value-type="string">
            <text:p text:style-name="P15">$2-av3</text:p>
          </table:table-cell>
          <table:table-cell table:style-name="t2.B3" office:value-type="string">
            <text:p text:style-name="P15">$2-o3</text:p>
          </table:table-cell>
          <table:table-cell table:style-name="t2.B3" office:value-type="string">
            <text:p text:style-name="P15">$2-q3</text:p>
          </table:table-cell>
          <table:table-cell table:style-name="t2.B3" office:value-type="string">
            <text:p text:style-name="P8"><text:span text:style-name="T64">±</text:span><text:span text:style-name="T65">19</text:span></text:p>
          </table:table-cell>
          <table:table-cell table:style-name="t2.I3" office:value-type="string">
            <text:p text:style-name="P29">±15</text:p>
          </table:table-cell>
        </table:table-row>
        <table:table-row>
          <table:table-cell table:style-name="t2.A3" office:value-type="string">
            <text:p text:style-name="P14">4.0 Sv/h</text:p>
          </table:table-cell>
          <table:table-cell table:style-name="t2.B3" office:value-type="string">
            <text:p text:style-name="P15">$2-n<text:span text:style-name="T32">4</text:span></text:p>
          </table:table-cell>
          <table:table-cell table:style-name="t2.B3" office:value-type="string">
            <text:p text:style-name="P15">$2-d<text:span text:style-name="T32">4</text:span></text:p>
          </table:table-cell>
          <table:table-cell table:style-name="t2.D3" office:value-type="string">
            <text:section text:style-name="Sect1" text:name="Раздел63">
              <text:p text:style-name="P3">$2-<text:span text:style-name="T32">m</text:span><text:span text:style-name="T19">4</text:span><text:span text:style-name="T32">0</text:span></text:p>
              <text:p text:style-name="P39">$2-<text:span text:style-name="T32">m</text:span><text:span text:style-name="T19">4</text:span><text:span text:style-name="T32">1</text:span></text:p>
              <text:p text:style-name="P39">$2-<text:span text:style-name="T32">m</text:span><text:span text:style-name="T19">4</text:span><text:span text:style-name="T32">2</text:span></text:p>
              <text:p text:style-name="P39">$2-<text:span text:style-name="T32">m</text:span><text:span text:style-name="T19">4</text:span><text:span text:style-name="T32">3</text:span></text:p>
              <text:p text:style-name="P39">$2-<text:span text:style-name="T32">m</text:span><text:span text:style-name="T19">4</text:span><text:span text:style-name="T32">4</text:span></text:p>
            </text:section>
          </table:table-cell>
          <table:table-cell table:style-name="t2.B3" office:value-type="string">
            <text:p text:style-name="P15">$2-av<text:span text:style-name="T32">4</text:span></text:p>
          </table:table-cell>
          <table:table-cell table:style-name="t2.B3" office:value-type="string">
            <text:p text:style-name="P15">$2-o<text:span text:style-name="T32">4</text:span></text:p>
          </table:table-cell>
          <table:table-cell table:style-name="t2.B3" office:value-type="string">
            <text:p text:style-name="P15">$2-q<text:span text:style-name="T32">4</text:span></text:p>
          </table:table-cell>
          <table:table-cell table:style-name="t2.B3" office:value-type="string">
            <text:p text:style-name="P8"><text:span text:style-name="T63">±</text:span><text:span text:style-name="T57">19</text:span></text:p>
          </table:table-cell>
          <table:table-cell table:style-name="t2.I3" office:value-type="string">
            <text:p text:style-name="P29">±15</text:p>
          </table:table-cell>
        </table:table-row>
        <table:table-row>
          <table:table-cell table:style-name="t2.A9" office:value-type="string">
            <text:p text:style-name="P14"><text:span text:style-name="T32">8</text:span>.0 Sv/h</text:p>
          </table:table-cell>
          <table:table-cell table:style-name="t2.B9" office:value-type="string">
            <text:p text:style-name="P15">$2-n<text:span text:style-name="T32">5</text:span></text:p>
          </table:table-cell>
          <table:table-cell table:style-name="t2.B9" office:value-type="string">
            <text:p text:style-name="P15">$2-d<text:span text:style-name="T32">5</text:span></text:p>
          </table:table-cell>
          <table:table-cell table:style-name="t2.D9" office:value-type="string">
            <text:section text:style-name="Sect1" text:name="Раздел64">
              <text:p text:style-name="P3">$2-<text:span text:style-name="T32">m</text:span><text:span text:style-name="T19">5</text:span><text:span text:style-name="T32">0</text:span></text:p>
              <text:p text:style-name="P39">$2-<text:span text:style-name="T32">m</text:span><text:span text:style-name="T19">5</text:span><text:span text:style-name="T32">1</text:span></text:p>
              <text:p text:style-name="P39">$2-<text:span text:style-name="T32">m</text:span><text:span text:style-name="T19">5</text:span><text:span text:style-name="T32">2</text:span></text:p>
              <text:p text:style-name="P39">$2-<text:span text:style-name="T32">m</text:span><text:span text:style-name="T19">5</text:span><text:span text:style-name="T32">3</text:span></text:p>
              <text:p text:style-name="P39">$2-<text:span text:style-name="T32">m</text:span><text:span text:style-name="T19">5</text:span><text:span text:style-name="T32">4</text:span></text:p>
            </text:section>
          </table:table-cell>
          <table:table-cell table:style-name="t2.B9" office:value-type="string">
            <text:p text:style-name="P15">$2-av<text:span text:style-name="T32">5</text:span></text:p>
          </table:table-cell>
          <table:table-cell table:style-name="t2.B9" office:value-type="string">
            <text:p text:style-name="P15">$2-o<text:span text:style-name="T32">5</text:span></text:p>
          </table:table-cell>
          <table:table-cell table:style-name="t2.B9" office:value-type="string">
            <text:p text:style-name="P15">$2-q<text:span text:style-name="T32">5</text:span></text:p>
          </table:table-cell>
          <table:table-cell table:style-name="t2.B9" office:value-type="string">
            <text:p text:style-name="P8"><text:span text:style-name="T63">±</text:span><text:span text:style-name="T57">19</text:span></text:p>
          </table:table-cell>
          <table:table-cell table:style-name="t2.I9" office:value-type="string">
            <text:p text:style-name="P29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4"><text:span text:style-name="T19">AT2503B (</text:span><text:span text:style-name="T72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2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32">µSv</text:span></text:p>
          </table:table-cell>
          <table:table-cell table:style-name="s2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2.B4" office:value-type="string">
            <text:p text:style-name="P7"><text:s text:c="2"/>$2-<text:span text:style-name="T19">dn</text:span>_<text:span text:style-name="T32">1 <text:s/></text:span></text:p>
            <text:p text:style-name="P18"><text:span text:style-name="T32">$2-</text:span><text:span text:style-name="T19">dd_1</text:span></text:p>
          </table:table-cell>
          <table:table-cell table:style-name="s2.B4" office:value-type="string">
            <text:p text:style-name="P15">$2-d_dev_<text:span text:style-name="T32">1</text:span></text:p>
          </table:table-cell>
          <table:table-cell table:style-name="s2.B4" office:value-type="string">
            <text:p text:style-name="P15">$2-dose_<text:span text:style-name="T32">1</text:span></text:p>
          </table:table-cell>
          <table:table-cell table:style-name="s2.B4" office:value-type="string">
            <text:p text:style-name="P15">$2-d_res_<text:span text:style-name="T32">1</text:span></text:p>
          </table:table-cell>
          <table:table-cell table:style-name="s2.B4" office:value-type="string">
            <text:p text:style-name="P15">$2-o_pog_<text:span text:style-name="T32">1</text:span></text:p>
          </table:table-cell>
          <table:table-cell table:style-name="s2.B4" office:value-type="string">
            <text:p text:style-name="P23">±20</text:p>
          </table:table-cell>
          <table:table-cell table:style-name="s2.B4" office:value-type="string">
            <text:p text:style-name="P15">$2-d_gran_<text:span text:style-name="T32">1</text:span></text:p>
          </table:table-cell>
          <table:table-cell table:style-name="s2.J4" office:value-type="string">
            <text:p text:style-name="P8"><text:span text:style-name="T63">±</text:span>15.2</text:p>
          </table:table-cell>
        </table:table-row>
        <table:table-row>
          <table:table-cell table:style-name="s2.A5" office:value-type="string">
            <text:p text:style-name="P14">4.0 mSv</text:p>
          </table:table-cell>
          <table:table-cell table:style-name="s2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2.B5" office:value-type="string">
            <text:p text:style-name="P7"><text:s text:c="2"/>$2-<text:span text:style-name="T19">dn</text:span>_<text:span text:style-name="T32">2 <text:s/></text:span></text:p>
            <text:p text:style-name="P18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15">$2-d_dev_<text:span text:style-name="T32">2</text:span></text:p>
          </table:table-cell>
          <table:table-cell table:style-name="s2.B5" office:value-type="string">
            <text:p text:style-name="P15">$2-dose_<text:span text:style-name="T32">2</text:span></text:p>
          </table:table-cell>
          <table:table-cell table:style-name="s2.B5" office:value-type="string">
            <text:p text:style-name="P15">$2-d_res_<text:span text:style-name="T32">2</text:span></text:p>
          </table:table-cell>
          <table:table-cell table:style-name="s2.B5" office:value-type="string">
            <text:p text:style-name="P15">$2-o_pog_<text:span text:style-name="T32">2</text:span></text:p>
          </table:table-cell>
          <table:table-cell table:style-name="s2.B5" office:value-type="string">
            <text:p text:style-name="P23">±19</text:p>
          </table:table-cell>
          <table:table-cell table:style-name="s2.B5" office:value-type="string">
            <text:p text:style-name="P15">$2-d_gran_<text:span text:style-name="T32">2</text:span></text:p>
          </table:table-cell>
          <table:table-cell table:style-name="s2.J5" office:value-type="string">
            <text:p text:style-name="P8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1">Radia-tion source <text:s/>number</text:p>
          </table:table-cell>
          <table:table-cell table:style-name="t3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3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3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3.A3" office:value-type="string">
            <text:p text:style-name="P36">Background</text:p>
          </table:table-cell>
          <table:table-cell table:style-name="t3.B3" office:value-type="string">
            <text:p text:style-name="P39">—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9">$3-bg0</text:p>
              <text:p text:style-name="P39">$3-bg1</text:p>
              <text:p text:style-name="P39">$3-bg2</text:p>
              <text:p text:style-name="P39">$3-bg3</text:p>
              <text:p text:style-name="P39">$3-bg4</text:p>
              <text:p text:style-name="P39">$3-bg5</text:p>
              <text:p text:style-name="P39">$3-bg6</text:p>
              <text:p text:style-name="P39">$3-bg7</text:p>
              <text:p text:style-name="P35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—</text:p>
          </table:table-cell>
          <table:table-cell table:style-name="t3.B3" office:value-type="string">
            <text:p text:style-name="P15">—</text:p>
          </table:table-cell>
          <table:table-cell table:style-name="t3.B3" office:value-type="string">
            <text:p text:style-name="P15">—</text:p>
          </table:table-cell>
          <table:table-cell table:style-name="t3.I3" office:value-type="string">
            <text:p text:style-name="P10">—</text:p>
          </table:table-cell>
        </table:table-row>
        <table:table-row>
          <table:table-cell table:style-name="t3.A3" office:value-type="string">
            <text:p text:style-name="P14">0.80 µSv/h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9">$3-m00</text:p>
              <text:p text:style-name="P39">$3-m01</text:p>
              <text:p text:style-name="P39">$3-m02</text:p>
              <text:p text:style-name="P39">$3-m03</text:p>
              <text:p text:style-name="P39">$3-m04</text:p>
              <text:p text:style-name="P39">$3-m05</text:p>
              <text:p text:style-name="P39">$3-m06</text:p>
              <text:p text:style-name="P39">$3-m07</text:p>
              <text:p text:style-name="P39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8"><text:span text:style-name="T64">±</text:span><text:span text:style-name="T65">20</text:span></text:p>
          </table:table-cell>
          <table:table-cell table:style-name="t3.I3" office:value-type="string">
            <text:p text:style-name="P29">±20</text:p>
          </table:table-cell>
        </table:table-row>
        <table:table-row>
          <table:table-cell table:style-name="t3.A3" office:value-type="string">
            <text:p text:style-name="P14">4.0 mSv/h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9">$3-m11</text:p>
              <text:p text:style-name="P39">$3-m12</text:p>
              <text:p text:style-name="P39">$3-m13</text:p>
              <text:p text:style-name="P39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8"><text:span text:style-name="T64">±</text:span><text:span text:style-name="T65">19</text:span></text:p>
          </table:table-cell>
          <table:table-cell table:style-name="t3.I3" office:value-type="string">
            <text:p text:style-name="P29">±15</text:p>
          </table:table-cell>
        </table:table-row>
        <table:table-row>
          <table:table-cell table:style-name="t3.A3" office:value-type="string">
            <text:p text:style-name="P14">80<text:span text:style-name="T32">.</text:span>0 mSv/h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9">$3-m21</text:p>
              <text:p text:style-name="P39">$3-m22</text:p>
              <text:p text:style-name="P39">$3-m23</text:p>
              <text:p text:style-name="P39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8"><text:span text:style-name="T64">±</text:span><text:span text:style-name="T65">19</text:span></text:p>
          </table:table-cell>
          <table:table-cell table:style-name="t3.I3" office:value-type="string">
            <text:p text:style-name="P29">±15</text:p>
          </table:table-cell>
        </table:table-row>
        <table:table-row>
          <table:table-cell table:style-name="t3.A3" office:value-type="string">
            <text:p text:style-name="P17">800 mSv/h</text:p>
          </table:table-cell>
          <table:table-cell table:style-name="t3.B3" office:value-type="string">
            <text:p text:style-name="P15">$3-n3</text:p>
          </table:table-cell>
          <table:table-cell table:style-name="t3.B3" office:value-type="string">
            <text:p text:style-name="P15">$3-d3</text:p>
          </table:table-cell>
          <table:table-cell table:style-name="t3.D3" office:value-type="string">
            <text:section text:style-name="Sect1" text:name="Раздел15">
              <text:p text:style-name="P3">$3-m30</text:p>
              <text:p text:style-name="P39">$3-m31</text:p>
              <text:p text:style-name="P39">$3-m32</text:p>
              <text:p text:style-name="P39">$3-m33</text:p>
              <text:p text:style-name="P39">$3-m34</text:p>
            </text:section>
          </table:table-cell>
          <table:table-cell table:style-name="t3.B3" office:value-type="string">
            <text:p text:style-name="P15">$3-av3</text:p>
          </table:table-cell>
          <table:table-cell table:style-name="t3.B3" office:value-type="string">
            <text:p text:style-name="P15">$3-o3</text:p>
          </table:table-cell>
          <table:table-cell table:style-name="t3.B3" office:value-type="string">
            <text:p text:style-name="P15">$3-q3</text:p>
          </table:table-cell>
          <table:table-cell table:style-name="t3.B3" office:value-type="string">
            <text:p text:style-name="P8"><text:span text:style-name="T64">±</text:span><text:span text:style-name="T65">19</text:span></text:p>
          </table:table-cell>
          <table:table-cell table:style-name="t3.I3" office:value-type="string">
            <text:p text:style-name="P29">±15</text:p>
          </table:table-cell>
        </table:table-row>
        <table:table-row>
          <table:table-cell table:style-name="t3.A3" office:value-type="string">
            <text:p text:style-name="P14">4.0 Sv/h</text:p>
          </table:table-cell>
          <table:table-cell table:style-name="t3.B3" office:value-type="string">
            <text:p text:style-name="P15">$3-n<text:span text:style-name="T32">4</text:span></text:p>
          </table:table-cell>
          <table:table-cell table:style-name="t3.B3" office:value-type="string">
            <text:p text:style-name="P15">$3-d<text:span text:style-name="T32">4</text:span></text:p>
          </table:table-cell>
          <table:table-cell table:style-name="t3.D3" office:value-type="string">
            <text:section text:style-name="Sect1" text:name="Раздел65">
              <text:p text:style-name="P3">$3-<text:span text:style-name="T32">m</text:span><text:span text:style-name="T19">4</text:span><text:span text:style-name="T32">0</text:span></text:p>
              <text:p text:style-name="P39">$3-<text:span text:style-name="T32">m</text:span><text:span text:style-name="T19">4</text:span><text:span text:style-name="T32">1</text:span></text:p>
              <text:p text:style-name="P39">$3-<text:span text:style-name="T32">m</text:span><text:span text:style-name="T19">4</text:span><text:span text:style-name="T32">2</text:span></text:p>
              <text:p text:style-name="P39">$3-<text:span text:style-name="T32">m</text:span><text:span text:style-name="T19">4</text:span><text:span text:style-name="T32">3</text:span></text:p>
              <text:p text:style-name="P39">$3-<text:span text:style-name="T32">m</text:span><text:span text:style-name="T19">4</text:span><text:span text:style-name="T32">4</text:span></text:p>
            </text:section>
          </table:table-cell>
          <table:table-cell table:style-name="t3.B3" office:value-type="string">
            <text:p text:style-name="P15">$3-av<text:span text:style-name="T32">4</text:span></text:p>
          </table:table-cell>
          <table:table-cell table:style-name="t3.B3" office:value-type="string">
            <text:p text:style-name="P15">$3-o<text:span text:style-name="T32">4</text:span></text:p>
          </table:table-cell>
          <table:table-cell table:style-name="t3.B3" office:value-type="string">
            <text:p text:style-name="P15">$3-q<text:span text:style-name="T32">4</text:span></text:p>
          </table:table-cell>
          <table:table-cell table:style-name="t3.B3" office:value-type="string">
            <text:p text:style-name="P8"><text:span text:style-name="T63">±</text:span><text:span text:style-name="T57">19</text:span></text:p>
          </table:table-cell>
          <table:table-cell table:style-name="t3.I3" office:value-type="string">
            <text:p text:style-name="P29">±15</text:p>
          </table:table-cell>
        </table:table-row>
        <table:table-row>
          <table:table-cell table:style-name="t3.A9" office:value-type="string">
            <text:p text:style-name="P14"><text:span text:style-name="T32">8</text:span>.0 Sv/h</text:p>
          </table:table-cell>
          <table:table-cell table:style-name="t3.B9" office:value-type="string">
            <text:p text:style-name="P15">$3-n<text:span text:style-name="T32">5</text:span></text:p>
          </table:table-cell>
          <table:table-cell table:style-name="t3.B9" office:value-type="string">
            <text:p text:style-name="P15">$3-d<text:span text:style-name="T32">5</text:span></text:p>
          </table:table-cell>
          <table:table-cell table:style-name="t3.D9" office:value-type="string">
            <text:section text:style-name="Sect1" text:name="Раздел66">
              <text:p text:style-name="P3">$3-<text:span text:style-name="T32">m</text:span><text:span text:style-name="T19">5</text:span><text:span text:style-name="T32">0</text:span></text:p>
              <text:p text:style-name="P39">$3-<text:span text:style-name="T32">m</text:span><text:span text:style-name="T19">5</text:span><text:span text:style-name="T32">1</text:span></text:p>
              <text:p text:style-name="P39">$3-<text:span text:style-name="T32">m</text:span><text:span text:style-name="T19">5</text:span><text:span text:style-name="T32">2</text:span></text:p>
              <text:p text:style-name="P39">$3-<text:span text:style-name="T32">m</text:span><text:span text:style-name="T19">5</text:span><text:span text:style-name="T32">3</text:span></text:p>
              <text:p text:style-name="P39">$3-<text:span text:style-name="T32">m</text:span><text:span text:style-name="T19">5</text:span><text:span text:style-name="T32">4</text:span></text:p>
            </text:section>
          </table:table-cell>
          <table:table-cell table:style-name="t3.B9" office:value-type="string">
            <text:p text:style-name="P15">$3-av<text:span text:style-name="T32">5</text:span></text:p>
          </table:table-cell>
          <table:table-cell table:style-name="t3.B9" office:value-type="string">
            <text:p text:style-name="P15">$3-o<text:span text:style-name="T32">5</text:span></text:p>
          </table:table-cell>
          <table:table-cell table:style-name="t3.B9" office:value-type="string">
            <text:p text:style-name="P15">$3-q<text:span text:style-name="T32">5</text:span></text:p>
          </table:table-cell>
          <table:table-cell table:style-name="t3.B9" office:value-type="string">
            <text:p text:style-name="P8"><text:span text:style-name="T63">±</text:span><text:span text:style-name="T57">19</text:span></text:p>
          </table:table-cell>
          <table:table-cell table:style-name="t3.I9" office:value-type="string">
            <text:p text:style-name="P29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4"><text:span text:style-name="T19">AT2503B (</text:span><text:span text:style-name="T72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3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32">µSv</text:span></text:p>
          </table:table-cell>
          <table:table-cell table:style-name="s3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3.B4" office:value-type="string">
            <text:p text:style-name="P7"><text:s text:c="2"/>$3-<text:span text:style-name="T19">dn</text:span>_<text:span text:style-name="T32">1 <text:s/></text:span></text:p>
            <text:p text:style-name="P18"><text:span text:style-name="T32">$3-</text:span><text:span text:style-name="T19">dd_1</text:span></text:p>
          </table:table-cell>
          <table:table-cell table:style-name="s3.B4" office:value-type="string">
            <text:p text:style-name="P15">$3-d_dev_<text:span text:style-name="T32">1</text:span></text:p>
          </table:table-cell>
          <table:table-cell table:style-name="s3.B4" office:value-type="string">
            <text:p text:style-name="P15">$3-dose_<text:span text:style-name="T32">1</text:span></text:p>
          </table:table-cell>
          <table:table-cell table:style-name="s3.B4" office:value-type="string">
            <text:p text:style-name="P15">$3-d_res_<text:span text:style-name="T32">1</text:span></text:p>
          </table:table-cell>
          <table:table-cell table:style-name="s3.B4" office:value-type="string">
            <text:p text:style-name="P15">$3-o_pog_<text:span text:style-name="T32">1</text:span></text:p>
          </table:table-cell>
          <table:table-cell table:style-name="s3.B4" office:value-type="string">
            <text:p text:style-name="P23">±20</text:p>
          </table:table-cell>
          <table:table-cell table:style-name="s3.B4" office:value-type="string">
            <text:p text:style-name="P15">$3-d_gran_<text:span text:style-name="T32">1</text:span></text:p>
          </table:table-cell>
          <table:table-cell table:style-name="s3.J4" office:value-type="string">
            <text:p text:style-name="P8"><text:span text:style-name="T63">±</text:span>15.2</text:p>
          </table:table-cell>
        </table:table-row>
        <table:table-row>
          <table:table-cell table:style-name="s3.A5" office:value-type="string">
            <text:p text:style-name="P14">4.0 mSv</text:p>
          </table:table-cell>
          <table:table-cell table:style-name="s3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3.B5" office:value-type="string">
            <text:p text:style-name="P7"><text:s text:c="2"/>$3-<text:span text:style-name="T19">dn</text:span>_<text:span text:style-name="T32">2 <text:s/></text:span></text:p>
            <text:p text:style-name="P18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15">$3-d_dev_<text:span text:style-name="T32">2</text:span></text:p>
          </table:table-cell>
          <table:table-cell table:style-name="s3.B5" office:value-type="string">
            <text:p text:style-name="P15">$3-dose_<text:span text:style-name="T32">2</text:span></text:p>
          </table:table-cell>
          <table:table-cell table:style-name="s3.B5" office:value-type="string">
            <text:p text:style-name="P15">$3-d_res_<text:span text:style-name="T32">2</text:span></text:p>
          </table:table-cell>
          <table:table-cell table:style-name="s3.B5" office:value-type="string">
            <text:p text:style-name="P15">$3-o_pog_<text:span text:style-name="T32">2</text:span></text:p>
          </table:table-cell>
          <table:table-cell table:style-name="s3.B5" office:value-type="string">
            <text:p text:style-name="P23">±19</text:p>
          </table:table-cell>
          <table:table-cell table:style-name="s3.B5" office:value-type="string">
            <text:p text:style-name="P15">$3-d_gran_<text:span text:style-name="T32">2</text:span></text:p>
          </table:table-cell>
          <table:table-cell table:style-name="s3.J5" office:value-type="string">
            <text:p text:style-name="P8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1">Radia-tion source <text:s/>number</text:p>
          </table:table-cell>
          <table:table-cell table:style-name="t4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4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4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4.A3" office:value-type="string">
            <text:p text:style-name="P36">Background</text:p>
          </table:table-cell>
          <table:table-cell table:style-name="t4.B3" office:value-type="string">
            <text:p text:style-name="P39">—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9">$4-bg0</text:p>
              <text:p text:style-name="P39">$4-bg1</text:p>
              <text:p text:style-name="P39">$4-bg2</text:p>
              <text:p text:style-name="P39">$4-bg3</text:p>
              <text:p text:style-name="P39">$4-bg4</text:p>
              <text:p text:style-name="P39">$4-bg5</text:p>
              <text:p text:style-name="P39">$4-bg6</text:p>
              <text:p text:style-name="P39">$4-bg7</text:p>
              <text:p text:style-name="P35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—</text:p>
          </table:table-cell>
          <table:table-cell table:style-name="t4.B3" office:value-type="string">
            <text:p text:style-name="P15">—</text:p>
          </table:table-cell>
          <table:table-cell table:style-name="t4.B3" office:value-type="string">
            <text:p text:style-name="P15">—</text:p>
          </table:table-cell>
          <table:table-cell table:style-name="t4.I3" office:value-type="string">
            <text:p text:style-name="P10">—</text:p>
          </table:table-cell>
        </table:table-row>
        <table:table-row>
          <table:table-cell table:style-name="t4.A3" office:value-type="string">
            <text:p text:style-name="P14">0.80 µSv/h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9">$4-m00</text:p>
              <text:p text:style-name="P39">$4-m01</text:p>
              <text:p text:style-name="P39">$4-m02</text:p>
              <text:p text:style-name="P39">$4-m03</text:p>
              <text:p text:style-name="P39">$4-m04</text:p>
              <text:p text:style-name="P39">$4-m05</text:p>
              <text:p text:style-name="P39">$4-m06</text:p>
              <text:p text:style-name="P39">$4-m07</text:p>
              <text:p text:style-name="P39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8"><text:span text:style-name="T64">±</text:span><text:span text:style-name="T65">20</text:span></text:p>
          </table:table-cell>
          <table:table-cell table:style-name="t4.I3" office:value-type="string">
            <text:p text:style-name="P29">±20</text:p>
          </table:table-cell>
        </table:table-row>
        <table:table-row>
          <table:table-cell table:style-name="t4.A3" office:value-type="string">
            <text:p text:style-name="P14">4.0 mSv/h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9">$4-m11</text:p>
              <text:p text:style-name="P39">$4-m12</text:p>
              <text:p text:style-name="P39">$4-m13</text:p>
              <text:p text:style-name="P39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8"><text:span text:style-name="T64">±</text:span><text:span text:style-name="T65">19</text:span></text:p>
          </table:table-cell>
          <table:table-cell table:style-name="t4.I3" office:value-type="string">
            <text:p text:style-name="P29">±15</text:p>
          </table:table-cell>
        </table:table-row>
        <table:table-row>
          <table:table-cell table:style-name="t4.A3" office:value-type="string">
            <text:p text:style-name="P14">80<text:span text:style-name="T32">.</text:span>0 mSv/h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9">$4-m21</text:p>
              <text:p text:style-name="P39">$4-m22</text:p>
              <text:p text:style-name="P39">$4-m23</text:p>
              <text:p text:style-name="P39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8"><text:span text:style-name="T64">±</text:span><text:span text:style-name="T65">19</text:span></text:p>
          </table:table-cell>
          <table:table-cell table:style-name="t4.I3" office:value-type="string">
            <text:p text:style-name="P29">±15</text:p>
          </table:table-cell>
        </table:table-row>
        <table:table-row>
          <table:table-cell table:style-name="t4.A3" office:value-type="string">
            <text:p text:style-name="P17">800 mSv/h</text:p>
          </table:table-cell>
          <table:table-cell table:style-name="t4.B3" office:value-type="string">
            <text:p text:style-name="P15">$4-n3</text:p>
          </table:table-cell>
          <table:table-cell table:style-name="t4.B3" office:value-type="string">
            <text:p text:style-name="P15">$4-d3</text:p>
          </table:table-cell>
          <table:table-cell table:style-name="t4.D3" office:value-type="string">
            <text:section text:style-name="Sect1" text:name="Раздел20">
              <text:p text:style-name="P3">$4-m30</text:p>
              <text:p text:style-name="P39">$4-m31</text:p>
              <text:p text:style-name="P39">$4-m32</text:p>
              <text:p text:style-name="P39">$4-m33</text:p>
              <text:p text:style-name="P39">$4-m34</text:p>
            </text:section>
          </table:table-cell>
          <table:table-cell table:style-name="t4.B3" office:value-type="string">
            <text:p text:style-name="P15">$4-av3</text:p>
          </table:table-cell>
          <table:table-cell table:style-name="t4.B3" office:value-type="string">
            <text:p text:style-name="P15">$4-o3</text:p>
          </table:table-cell>
          <table:table-cell table:style-name="t4.B3" office:value-type="string">
            <text:p text:style-name="P15">$4-q3</text:p>
          </table:table-cell>
          <table:table-cell table:style-name="t4.B3" office:value-type="string">
            <text:p text:style-name="P8"><text:span text:style-name="T63">±</text:span><text:span text:style-name="T57">19</text:span></text:p>
          </table:table-cell>
          <table:table-cell table:style-name="t4.I3" office:value-type="string">
            <text:p text:style-name="P29">±15</text:p>
          </table:table-cell>
        </table:table-row>
        <table:table-row>
          <table:table-cell table:style-name="t4.A3" office:value-type="string">
            <text:p text:style-name="P14">4.0 Sv/h</text:p>
          </table:table-cell>
          <table:table-cell table:style-name="t4.B3" office:value-type="string">
            <text:p text:style-name="P15">$4-n<text:span text:style-name="T32">4</text:span></text:p>
          </table:table-cell>
          <table:table-cell table:style-name="t4.B3" office:value-type="string">
            <text:p text:style-name="P15">$4-d<text:span text:style-name="T32">4</text:span></text:p>
          </table:table-cell>
          <table:table-cell table:style-name="t4.D3" office:value-type="string">
            <text:section text:style-name="Sect1" text:name="Раздел67">
              <text:p text:style-name="P3">$4-<text:span text:style-name="T32">m</text:span><text:span text:style-name="T19">4</text:span><text:span text:style-name="T32">0</text:span></text:p>
              <text:p text:style-name="P39">$4-<text:span text:style-name="T32">m</text:span><text:span text:style-name="T19">4</text:span><text:span text:style-name="T32">1</text:span></text:p>
              <text:p text:style-name="P39">$4-<text:span text:style-name="T32">m</text:span><text:span text:style-name="T19">4</text:span><text:span text:style-name="T32">2</text:span></text:p>
              <text:p text:style-name="P39">$4-<text:span text:style-name="T32">m</text:span><text:span text:style-name="T19">4</text:span><text:span text:style-name="T32">3</text:span></text:p>
              <text:p text:style-name="P39">$4-<text:span text:style-name="T32">m</text:span><text:span text:style-name="T19">4</text:span><text:span text:style-name="T32">4</text:span></text:p>
            </text:section>
          </table:table-cell>
          <table:table-cell table:style-name="t4.B3" office:value-type="string">
            <text:p text:style-name="P15">$4-av<text:span text:style-name="T32">4</text:span></text:p>
          </table:table-cell>
          <table:table-cell table:style-name="t4.B3" office:value-type="string">
            <text:p text:style-name="P15">$4-o<text:span text:style-name="T32">4</text:span></text:p>
          </table:table-cell>
          <table:table-cell table:style-name="t4.B3" office:value-type="string">
            <text:p text:style-name="P15">$4-q<text:span text:style-name="T32">4</text:span></text:p>
          </table:table-cell>
          <table:table-cell table:style-name="t4.B3" office:value-type="string">
            <text:p text:style-name="P8"><text:span text:style-name="T63">±</text:span><text:span text:style-name="T57">19</text:span></text:p>
          </table:table-cell>
          <table:table-cell table:style-name="t4.I3" office:value-type="string">
            <text:p text:style-name="P29">±15</text:p>
          </table:table-cell>
        </table:table-row>
        <table:table-row>
          <table:table-cell table:style-name="t4.A9" office:value-type="string">
            <text:p text:style-name="P14"><text:span text:style-name="T32">8</text:span>.0 Sv/h</text:p>
          </table:table-cell>
          <table:table-cell table:style-name="t4.B9" office:value-type="string">
            <text:p text:style-name="P15">$4-n<text:span text:style-name="T32">5</text:span></text:p>
          </table:table-cell>
          <table:table-cell table:style-name="t4.B9" office:value-type="string">
            <text:p text:style-name="P15">$4-d<text:span text:style-name="T32">5</text:span></text:p>
          </table:table-cell>
          <table:table-cell table:style-name="t4.D9" office:value-type="string">
            <text:section text:style-name="Sect1" text:name="Раздел68">
              <text:p text:style-name="P3">$4-<text:span text:style-name="T32">m</text:span><text:span text:style-name="T19">5</text:span><text:span text:style-name="T32">0</text:span></text:p>
              <text:p text:style-name="P39">$4-<text:span text:style-name="T32">m</text:span><text:span text:style-name="T19">5</text:span><text:span text:style-name="T32">1</text:span></text:p>
              <text:p text:style-name="P39">$4-<text:span text:style-name="T32">m</text:span><text:span text:style-name="T19">5</text:span><text:span text:style-name="T32">2</text:span></text:p>
              <text:p text:style-name="P39">$4-<text:span text:style-name="T32">m</text:span><text:span text:style-name="T19">5</text:span><text:span text:style-name="T32">3</text:span></text:p>
              <text:p text:style-name="P39">$4-<text:span text:style-name="T32">m</text:span><text:span text:style-name="T19">5</text:span><text:span text:style-name="T32">4</text:span></text:p>
            </text:section>
          </table:table-cell>
          <table:table-cell table:style-name="t4.B9" office:value-type="string">
            <text:p text:style-name="P15">$4-av<text:span text:style-name="T32">5</text:span></text:p>
          </table:table-cell>
          <table:table-cell table:style-name="t4.B9" office:value-type="string">
            <text:p text:style-name="P15">$4-o<text:span text:style-name="T32">5</text:span></text:p>
          </table:table-cell>
          <table:table-cell table:style-name="t4.B9" office:value-type="string">
            <text:p text:style-name="P15">$4-q<text:span text:style-name="T32">5</text:span></text:p>
          </table:table-cell>
          <table:table-cell table:style-name="t4.B9" office:value-type="string">
            <text:p text:style-name="P15">$4-do<text:span text:style-name="T32">5</text:span></text:p>
          </table:table-cell>
          <table:table-cell table:style-name="t4.I9" office:value-type="string">
            <text:p text:style-name="P19">±<text:span text:style-name="T32">23</text:span>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44"><text:span text:style-name="T19">AT2503B (</text:span><text:span text:style-name="T72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4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32">µSv</text:span></text:p>
          </table:table-cell>
          <table:table-cell table:style-name="s4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4.B4" office:value-type="string">
            <text:p text:style-name="P7"><text:s text:c="2"/>$4-<text:span text:style-name="T19">dn</text:span>_<text:span text:style-name="T32">1 <text:s/></text:span></text:p>
            <text:p text:style-name="P18"><text:span text:style-name="T32">$4-</text:span><text:span text:style-name="T19">dd_1</text:span></text:p>
          </table:table-cell>
          <table:table-cell table:style-name="s4.B4" office:value-type="string">
            <text:p text:style-name="P15">$4-d_dev_<text:span text:style-name="T32">1</text:span></text:p>
          </table:table-cell>
          <table:table-cell table:style-name="s4.B4" office:value-type="string">
            <text:p text:style-name="P15">$4-dose_<text:span text:style-name="T32">1</text:span></text:p>
          </table:table-cell>
          <table:table-cell table:style-name="s4.B4" office:value-type="string">
            <text:p text:style-name="P15">$4-d_res_<text:span text:style-name="T32">1</text:span></text:p>
          </table:table-cell>
          <table:table-cell table:style-name="s4.B4" office:value-type="string">
            <text:p text:style-name="P15">$4-o_pog_<text:span text:style-name="T32">1</text:span></text:p>
          </table:table-cell>
          <table:table-cell table:style-name="s4.B4" office:value-type="string">
            <text:p text:style-name="P23">±20</text:p>
          </table:table-cell>
          <table:table-cell table:style-name="s4.B4" office:value-type="string">
            <text:p text:style-name="P15">$4-d_gran_<text:span text:style-name="T32">1</text:span></text:p>
          </table:table-cell>
          <table:table-cell table:style-name="s4.J4" office:value-type="string">
            <text:p text:style-name="P8"><text:span text:style-name="T63">±</text:span>15.2</text:p>
          </table:table-cell>
        </table:table-row>
        <table:table-row>
          <table:table-cell table:style-name="s4.A5" office:value-type="string">
            <text:p text:style-name="P14">4.0 mSv</text:p>
          </table:table-cell>
          <table:table-cell table:style-name="s4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4.B5" office:value-type="string">
            <text:p text:style-name="P7"><text:s text:c="2"/>$4-<text:span text:style-name="T19">dn</text:span>_<text:span text:style-name="T32">2 <text:s/></text:span></text:p>
            <text:p text:style-name="P18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15">$4-d_dev_<text:span text:style-name="T32">2</text:span></text:p>
          </table:table-cell>
          <table:table-cell table:style-name="s4.B5" office:value-type="string">
            <text:p text:style-name="P15">$4-dose_<text:span text:style-name="T32">2</text:span></text:p>
          </table:table-cell>
          <table:table-cell table:style-name="s4.B5" office:value-type="string">
            <text:p text:style-name="P15">$4-d_res_<text:span text:style-name="T32">2</text:span></text:p>
          </table:table-cell>
          <table:table-cell table:style-name="s4.B5" office:value-type="string">
            <text:p text:style-name="P15">$4-o_pog_<text:span text:style-name="T32">2</text:span></text:p>
          </table:table-cell>
          <table:table-cell table:style-name="s4.B5" office:value-type="string">
            <text:p text:style-name="P23">±19</text:p>
          </table:table-cell>
          <table:table-cell table:style-name="s4.B5" office:value-type="string">
            <text:p text:style-name="P15">$4-d_gran_<text:span text:style-name="T32">2</text:span></text:p>
          </table:table-cell>
          <table:table-cell table:style-name="s4.J5" office:value-type="string">
            <text:p text:style-name="P8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1">Radia-tion source <text:s/>number</text:p>
          </table:table-cell>
          <table:table-cell table:style-name="t5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5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5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5.A3" office:value-type="string">
            <text:p text:style-name="P36">Background</text:p>
          </table:table-cell>
          <table:table-cell table:style-name="t5.B3" office:value-type="string">
            <text:p text:style-name="P39">—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9">$5-bg0</text:p>
              <text:p text:style-name="P39">$5-bg1</text:p>
              <text:p text:style-name="P39">$5-bg2</text:p>
              <text:p text:style-name="P39">$5-bg3</text:p>
              <text:p text:style-name="P39">$5-bg4</text:p>
              <text:p text:style-name="P39">$5-bg5</text:p>
              <text:p text:style-name="P39">$5-bg6</text:p>
              <text:p text:style-name="P39">$5-bg7</text:p>
              <text:p text:style-name="P35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—</text:p>
          </table:table-cell>
          <table:table-cell table:style-name="t5.B3" office:value-type="string">
            <text:p text:style-name="P15">—</text:p>
          </table:table-cell>
          <table:table-cell table:style-name="t5.B3" office:value-type="string">
            <text:p text:style-name="P15">—</text:p>
          </table:table-cell>
          <table:table-cell table:style-name="t5.I3" office:value-type="string">
            <text:p text:style-name="P10">—</text:p>
          </table:table-cell>
        </table:table-row>
        <table:table-row>
          <table:table-cell table:style-name="t5.A3" office:value-type="string">
            <text:p text:style-name="P14">0.80 µSv/h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9">$5-m00</text:p>
              <text:p text:style-name="P39">$5-m01</text:p>
              <text:p text:style-name="P39">$5-m02</text:p>
              <text:p text:style-name="P39">$5-m03</text:p>
              <text:p text:style-name="P39">$5-m04</text:p>
              <text:p text:style-name="P39">$5-m05</text:p>
              <text:p text:style-name="P39">$5-m06</text:p>
              <text:p text:style-name="P39">$5-m07</text:p>
              <text:p text:style-name="P39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8"><text:span text:style-name="T64">±</text:span><text:span text:style-name="T65">20</text:span></text:p>
          </table:table-cell>
          <table:table-cell table:style-name="t5.I3" office:value-type="string">
            <text:p text:style-name="P29">±20</text:p>
          </table:table-cell>
        </table:table-row>
        <table:table-row>
          <table:table-cell table:style-name="t5.A3" office:value-type="string">
            <text:p text:style-name="P14">4.0 mSv/h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9">$5-m11</text:p>
              <text:p text:style-name="P39">$5-m12</text:p>
              <text:p text:style-name="P39">$5-m13</text:p>
              <text:p text:style-name="P39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8"><text:span text:style-name="T64">±</text:span><text:span text:style-name="T65">19</text:span></text:p>
          </table:table-cell>
          <table:table-cell table:style-name="t5.I3" office:value-type="string">
            <text:p text:style-name="P29">±15</text:p>
          </table:table-cell>
        </table:table-row>
        <table:table-row>
          <table:table-cell table:style-name="t5.A3" office:value-type="string">
            <text:p text:style-name="P14">80<text:span text:style-name="T32">.</text:span>0 mSv/h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9">$5-m21</text:p>
              <text:p text:style-name="P39">$5-m22</text:p>
              <text:p text:style-name="P39">$5-m23</text:p>
              <text:p text:style-name="P39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8"><text:span text:style-name="T64">±</text:span><text:span text:style-name="T65">19</text:span></text:p>
          </table:table-cell>
          <table:table-cell table:style-name="t5.I3" office:value-type="string">
            <text:p text:style-name="P29">±15</text:p>
          </table:table-cell>
        </table:table-row>
        <table:table-row>
          <table:table-cell table:style-name="t5.A3" office:value-type="string">
            <text:p text:style-name="P17">800 mSv/h</text:p>
          </table:table-cell>
          <table:table-cell table:style-name="t5.B3" office:value-type="string">
            <text:p text:style-name="P15">$5-n3</text:p>
          </table:table-cell>
          <table:table-cell table:style-name="t5.B3" office:value-type="string">
            <text:p text:style-name="P15">$5-d3</text:p>
          </table:table-cell>
          <table:table-cell table:style-name="t5.D3" office:value-type="string">
            <text:section text:style-name="Sect1" text:name="Раздел25">
              <text:p text:style-name="P3">$5-m30</text:p>
              <text:p text:style-name="P39">$5-m31</text:p>
              <text:p text:style-name="P39">$5-m32</text:p>
              <text:p text:style-name="P39">$5-m33</text:p>
              <text:p text:style-name="P39">$5-m34</text:p>
            </text:section>
          </table:table-cell>
          <table:table-cell table:style-name="t5.B3" office:value-type="string">
            <text:p text:style-name="P15">$5-av3</text:p>
          </table:table-cell>
          <table:table-cell table:style-name="t5.B3" office:value-type="string">
            <text:p text:style-name="P15">$5-o3</text:p>
          </table:table-cell>
          <table:table-cell table:style-name="t5.B3" office:value-type="string">
            <text:p text:style-name="P15">$5-q3</text:p>
          </table:table-cell>
          <table:table-cell table:style-name="t5.B3" office:value-type="string">
            <text:p text:style-name="P8"><text:span text:style-name="T64">±</text:span><text:span text:style-name="T65">19</text:span></text:p>
          </table:table-cell>
          <table:table-cell table:style-name="t5.I3" office:value-type="string">
            <text:p text:style-name="P29">±15</text:p>
          </table:table-cell>
        </table:table-row>
        <table:table-row>
          <table:table-cell table:style-name="t5.A3" office:value-type="string">
            <text:p text:style-name="P14">4.0 Sv/h</text:p>
          </table:table-cell>
          <table:table-cell table:style-name="t5.B3" office:value-type="string">
            <text:p text:style-name="P15">$5-n<text:span text:style-name="T32">4</text:span></text:p>
          </table:table-cell>
          <table:table-cell table:style-name="t5.B3" office:value-type="string">
            <text:p text:style-name="P15">$5-d<text:span text:style-name="T32">4</text:span></text:p>
          </table:table-cell>
          <table:table-cell table:style-name="t5.D3" office:value-type="string">
            <text:section text:style-name="Sect1" text:name="Раздел69">
              <text:p text:style-name="P3">$5-<text:span text:style-name="T32">m</text:span><text:span text:style-name="T19">4</text:span><text:span text:style-name="T32">0</text:span></text:p>
              <text:p text:style-name="P39">$5-<text:span text:style-name="T32">m</text:span><text:span text:style-name="T19">4</text:span><text:span text:style-name="T32">1</text:span></text:p>
              <text:p text:style-name="P39">$5-<text:span text:style-name="T32">m</text:span><text:span text:style-name="T19">4</text:span><text:span text:style-name="T32">2</text:span></text:p>
              <text:p text:style-name="P39">$5-<text:span text:style-name="T32">m</text:span><text:span text:style-name="T19">4</text:span><text:span text:style-name="T32">3</text:span></text:p>
              <text:p text:style-name="P39">$5-<text:span text:style-name="T32">m</text:span><text:span text:style-name="T19">4</text:span><text:span text:style-name="T32">4</text:span></text:p>
            </text:section>
          </table:table-cell>
          <table:table-cell table:style-name="t5.B3" office:value-type="string">
            <text:p text:style-name="P15">$5-av<text:span text:style-name="T32">4</text:span></text:p>
          </table:table-cell>
          <table:table-cell table:style-name="t5.B3" office:value-type="string">
            <text:p text:style-name="P15">$5-o<text:span text:style-name="T32">4</text:span></text:p>
          </table:table-cell>
          <table:table-cell table:style-name="t5.B3" office:value-type="string">
            <text:p text:style-name="P15">$5-q<text:span text:style-name="T32">4</text:span></text:p>
          </table:table-cell>
          <table:table-cell table:style-name="t5.B3" office:value-type="string">
            <text:p text:style-name="P8"><text:span text:style-name="T63">±</text:span><text:span text:style-name="T57">19</text:span></text:p>
          </table:table-cell>
          <table:table-cell table:style-name="t5.I3" office:value-type="string">
            <text:p text:style-name="P29">±15</text:p>
          </table:table-cell>
        </table:table-row>
        <table:table-row>
          <table:table-cell table:style-name="t5.A9" office:value-type="string">
            <text:p text:style-name="P14"><text:span text:style-name="T32">8</text:span>.0 Sv/h</text:p>
          </table:table-cell>
          <table:table-cell table:style-name="t5.B9" office:value-type="string">
            <text:p text:style-name="P15">$5-n<text:span text:style-name="T32">5</text:span></text:p>
          </table:table-cell>
          <table:table-cell table:style-name="t5.B9" office:value-type="string">
            <text:p text:style-name="P15">$5-d<text:span text:style-name="T32">5</text:span></text:p>
          </table:table-cell>
          <table:table-cell table:style-name="t5.D9" office:value-type="string">
            <text:section text:style-name="Sect1" text:name="Раздел70">
              <text:p text:style-name="P3">$5-<text:span text:style-name="T32">m</text:span><text:span text:style-name="T19">5</text:span><text:span text:style-name="T32">0</text:span></text:p>
              <text:p text:style-name="P39">$5-<text:span text:style-name="T32">m</text:span><text:span text:style-name="T19">5</text:span><text:span text:style-name="T32">1</text:span></text:p>
              <text:p text:style-name="P39">$5-<text:span text:style-name="T32">m</text:span><text:span text:style-name="T19">5</text:span><text:span text:style-name="T32">2</text:span></text:p>
              <text:p text:style-name="P39">$5-<text:span text:style-name="T32">m</text:span><text:span text:style-name="T19">5</text:span><text:span text:style-name="T32">3</text:span></text:p>
              <text:p text:style-name="P39">$5-<text:span text:style-name="T32">m</text:span><text:span text:style-name="T19">5</text:span><text:span text:style-name="T32">4</text:span></text:p>
            </text:section>
          </table:table-cell>
          <table:table-cell table:style-name="t5.B9" office:value-type="string">
            <text:p text:style-name="P15">$5-av<text:span text:style-name="T32">5</text:span></text:p>
          </table:table-cell>
          <table:table-cell table:style-name="t5.B9" office:value-type="string">
            <text:p text:style-name="P15">$5-o<text:span text:style-name="T32">5</text:span></text:p>
          </table:table-cell>
          <table:table-cell table:style-name="t5.B9" office:value-type="string">
            <text:p text:style-name="P15">$5-q<text:span text:style-name="T32">5</text:span></text:p>
          </table:table-cell>
          <table:table-cell table:style-name="t5.B9" office:value-type="string">
            <text:p text:style-name="P8"><text:span text:style-name="T63">±</text:span><text:span text:style-name="T57">19</text:span></text:p>
          </table:table-cell>
          <table:table-cell table:style-name="t5.I9" office:value-type="string">
            <text:p text:style-name="P29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4"><text:span text:style-name="T19">AT2503B (</text:span><text:span text:style-name="T72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5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32">µSv</text:span></text:p>
          </table:table-cell>
          <table:table-cell table:style-name="s5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5.B4" office:value-type="string">
            <text:p text:style-name="P7"><text:s text:c="2"/>$5-<text:span text:style-name="T19">dn</text:span>_<text:span text:style-name="T32">1 <text:s/></text:span></text:p>
            <text:p text:style-name="P18"><text:span text:style-name="T32">$5-</text:span><text:span text:style-name="T19">dd_1</text:span></text:p>
          </table:table-cell>
          <table:table-cell table:style-name="s5.B4" office:value-type="string">
            <text:p text:style-name="P15">$5-d_dev_<text:span text:style-name="T32">1</text:span></text:p>
          </table:table-cell>
          <table:table-cell table:style-name="s5.B4" office:value-type="string">
            <text:p text:style-name="P15">$5-dose_<text:span text:style-name="T32">1</text:span></text:p>
          </table:table-cell>
          <table:table-cell table:style-name="s5.B4" office:value-type="string">
            <text:p text:style-name="P15">$5-d_res_<text:span text:style-name="T32">1</text:span></text:p>
          </table:table-cell>
          <table:table-cell table:style-name="s5.B4" office:value-type="string">
            <text:p text:style-name="P15">$5-o_pog_<text:span text:style-name="T32">1</text:span></text:p>
          </table:table-cell>
          <table:table-cell table:style-name="s5.B4" office:value-type="string">
            <text:p text:style-name="P23">±20</text:p>
          </table:table-cell>
          <table:table-cell table:style-name="s5.B4" office:value-type="string">
            <text:p text:style-name="P15">$5-d_gran_<text:span text:style-name="T32">1</text:span></text:p>
          </table:table-cell>
          <table:table-cell table:style-name="s5.J4" office:value-type="string">
            <text:p text:style-name="P8"><text:span text:style-name="T63">±</text:span>15.2</text:p>
          </table:table-cell>
        </table:table-row>
        <table:table-row>
          <table:table-cell table:style-name="s5.A5" office:value-type="string">
            <text:p text:style-name="P14">4.0 mSv</text:p>
          </table:table-cell>
          <table:table-cell table:style-name="s5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5.B5" office:value-type="string">
            <text:p text:style-name="P7"><text:s text:c="2"/>$5-<text:span text:style-name="T19">dn</text:span>_<text:span text:style-name="T32">2 <text:s/></text:span></text:p>
            <text:p text:style-name="P18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15">$5-d_dev_<text:span text:style-name="T32">2</text:span></text:p>
          </table:table-cell>
          <table:table-cell table:style-name="s5.B5" office:value-type="string">
            <text:p text:style-name="P15">$5-dose_<text:span text:style-name="T32">2</text:span></text:p>
          </table:table-cell>
          <table:table-cell table:style-name="s5.B5" office:value-type="string">
            <text:p text:style-name="P15">$5-d_res_<text:span text:style-name="T32">2</text:span></text:p>
          </table:table-cell>
          <table:table-cell table:style-name="s5.B5" office:value-type="string">
            <text:p text:style-name="P15">$5-o_pog_<text:span text:style-name="T32">2</text:span></text:p>
          </table:table-cell>
          <table:table-cell table:style-name="s5.B5" office:value-type="string">
            <text:p text:style-name="P23">±19</text:p>
          </table:table-cell>
          <table:table-cell table:style-name="s5.B5" office:value-type="string">
            <text:p text:style-name="P15">$5-d_gran_<text:span text:style-name="T32">2</text:span></text:p>
          </table:table-cell>
          <table:table-cell table:style-name="s5.J5" office:value-type="string">
            <text:p text:style-name="P8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1">Radia-tion source <text:s/>number</text:p>
          </table:table-cell>
          <table:table-cell table:style-name="t6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6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6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6.A3" office:value-type="string">
            <text:p text:style-name="P36">Background</text:p>
          </table:table-cell>
          <table:table-cell table:style-name="t6.B3" office:value-type="string">
            <text:p text:style-name="P39">—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9">$6-bg0</text:p>
              <text:p text:style-name="P39">$6-bg1</text:p>
              <text:p text:style-name="P39">$6-bg2</text:p>
              <text:p text:style-name="P39">$6-bg3</text:p>
              <text:p text:style-name="P39">$6-bg4</text:p>
              <text:p text:style-name="P39">$6-bg5</text:p>
              <text:p text:style-name="P39">$6-bg6</text:p>
              <text:p text:style-name="P39">$6-bg7</text:p>
              <text:p text:style-name="P35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—</text:p>
          </table:table-cell>
          <table:table-cell table:style-name="t6.B3" office:value-type="string">
            <text:p text:style-name="P15">—</text:p>
          </table:table-cell>
          <table:table-cell table:style-name="t6.B3" office:value-type="string">
            <text:p text:style-name="P15">—</text:p>
          </table:table-cell>
          <table:table-cell table:style-name="t6.I3" office:value-type="string">
            <text:p text:style-name="P10">—</text:p>
          </table:table-cell>
        </table:table-row>
        <table:table-row>
          <table:table-cell table:style-name="t6.A3" office:value-type="string">
            <text:p text:style-name="P14">0.80 µSv/h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9">$6-m00</text:p>
              <text:p text:style-name="P39">$6-m01</text:p>
              <text:p text:style-name="P39">$6-m02</text:p>
              <text:p text:style-name="P39">$6-m03</text:p>
              <text:p text:style-name="P39">$6-m04</text:p>
              <text:p text:style-name="P39">$6-m05</text:p>
              <text:p text:style-name="P39">$6-m06</text:p>
              <text:p text:style-name="P39">$6-m07</text:p>
              <text:p text:style-name="P39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8"><text:span text:style-name="T64">±</text:span><text:span text:style-name="T65">20</text:span></text:p>
          </table:table-cell>
          <table:table-cell table:style-name="t6.I3" office:value-type="string">
            <text:p text:style-name="P29">±20</text:p>
          </table:table-cell>
        </table:table-row>
        <table:table-row>
          <table:table-cell table:style-name="t6.A3" office:value-type="string">
            <text:p text:style-name="P14">4.0 mSv/h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9">$6-m11</text:p>
              <text:p text:style-name="P39">$6-m12</text:p>
              <text:p text:style-name="P39">$6-m13</text:p>
              <text:p text:style-name="P39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8"><text:span text:style-name="T64">±</text:span><text:span text:style-name="T65">19</text:span></text:p>
          </table:table-cell>
          <table:table-cell table:style-name="t6.I3" office:value-type="string">
            <text:p text:style-name="P29">±15</text:p>
          </table:table-cell>
        </table:table-row>
        <table:table-row>
          <table:table-cell table:style-name="t6.A3" office:value-type="string">
            <text:p text:style-name="P14">80<text:span text:style-name="T32">.</text:span>0 mSv/h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9">$6-m21</text:p>
              <text:p text:style-name="P39">$6-m22</text:p>
              <text:p text:style-name="P39">$6-m23</text:p>
              <text:p text:style-name="P39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8"><text:span text:style-name="T64">±</text:span><text:span text:style-name="T65">19</text:span></text:p>
          </table:table-cell>
          <table:table-cell table:style-name="t6.I3" office:value-type="string">
            <text:p text:style-name="P29">±15</text:p>
          </table:table-cell>
        </table:table-row>
        <table:table-row>
          <table:table-cell table:style-name="t6.A3" office:value-type="string">
            <text:p text:style-name="P17">800 mSv/h</text:p>
          </table:table-cell>
          <table:table-cell table:style-name="t6.B3" office:value-type="string">
            <text:p text:style-name="P15">$6-n3</text:p>
          </table:table-cell>
          <table:table-cell table:style-name="t6.B3" office:value-type="string">
            <text:p text:style-name="P15">$6-d3</text:p>
          </table:table-cell>
          <table:table-cell table:style-name="t6.D3" office:value-type="string">
            <text:section text:style-name="Sect1" text:name="Раздел30">
              <text:p text:style-name="P3">$6-m30</text:p>
              <text:p text:style-name="P39">$6-m31</text:p>
              <text:p text:style-name="P39">$6-m32</text:p>
              <text:p text:style-name="P39">$6-m33</text:p>
              <text:p text:style-name="P39">$6-m34</text:p>
            </text:section>
          </table:table-cell>
          <table:table-cell table:style-name="t6.B3" office:value-type="string">
            <text:p text:style-name="P15">$6-av3</text:p>
          </table:table-cell>
          <table:table-cell table:style-name="t6.B3" office:value-type="string">
            <text:p text:style-name="P15">$6-o3</text:p>
          </table:table-cell>
          <table:table-cell table:style-name="t6.B3" office:value-type="string">
            <text:p text:style-name="P15">$6-q3</text:p>
          </table:table-cell>
          <table:table-cell table:style-name="t6.B3" office:value-type="string">
            <text:p text:style-name="P8"><text:span text:style-name="T64">±</text:span><text:span text:style-name="T65">19</text:span></text:p>
          </table:table-cell>
          <table:table-cell table:style-name="t6.I3" office:value-type="string">
            <text:p text:style-name="P29">±15</text:p>
          </table:table-cell>
        </table:table-row>
        <table:table-row>
          <table:table-cell table:style-name="t6.A3" office:value-type="string">
            <text:p text:style-name="P14">4.0 Sv/h</text:p>
          </table:table-cell>
          <table:table-cell table:style-name="t6.B3" office:value-type="string">
            <text:p text:style-name="P15">$6-n<text:span text:style-name="T32">4</text:span></text:p>
          </table:table-cell>
          <table:table-cell table:style-name="t6.B3" office:value-type="string">
            <text:p text:style-name="P15">$6-d<text:span text:style-name="T32">4</text:span></text:p>
          </table:table-cell>
          <table:table-cell table:style-name="t6.D3" office:value-type="string">
            <text:section text:style-name="Sect1" text:name="Раздел71">
              <text:p text:style-name="P3">$6-<text:span text:style-name="T32">m</text:span><text:span text:style-name="T19">4</text:span><text:span text:style-name="T32">0</text:span></text:p>
              <text:p text:style-name="P39">$6-<text:span text:style-name="T32">m</text:span><text:span text:style-name="T19">4</text:span><text:span text:style-name="T32">1</text:span></text:p>
              <text:p text:style-name="P39">$6-<text:span text:style-name="T32">m</text:span><text:span text:style-name="T19">4</text:span><text:span text:style-name="T32">2</text:span></text:p>
              <text:p text:style-name="P39">$6-<text:span text:style-name="T32">m</text:span><text:span text:style-name="T19">4</text:span><text:span text:style-name="T32">3</text:span></text:p>
              <text:p text:style-name="P39">$6-<text:span text:style-name="T32">m</text:span><text:span text:style-name="T19">4</text:span><text:span text:style-name="T32">4</text:span></text:p>
            </text:section>
          </table:table-cell>
          <table:table-cell table:style-name="t6.B3" office:value-type="string">
            <text:p text:style-name="P15">$6-av<text:span text:style-name="T32">4</text:span></text:p>
          </table:table-cell>
          <table:table-cell table:style-name="t6.B3" office:value-type="string">
            <text:p text:style-name="P15">$6-o<text:span text:style-name="T32">4</text:span></text:p>
          </table:table-cell>
          <table:table-cell table:style-name="t6.B3" office:value-type="string">
            <text:p text:style-name="P15">$6-q<text:span text:style-name="T32">4</text:span></text:p>
          </table:table-cell>
          <table:table-cell table:style-name="t6.B3" office:value-type="string">
            <text:p text:style-name="P8"><text:span text:style-name="T63">±</text:span><text:span text:style-name="T57">19</text:span></text:p>
          </table:table-cell>
          <table:table-cell table:style-name="t6.I3" office:value-type="string">
            <text:p text:style-name="P29">±15</text:p>
          </table:table-cell>
        </table:table-row>
        <table:table-row>
          <table:table-cell table:style-name="t6.A9" office:value-type="string">
            <text:p text:style-name="P14"><text:span text:style-name="T32">8</text:span>.0 Sv/h</text:p>
          </table:table-cell>
          <table:table-cell table:style-name="t6.B9" office:value-type="string">
            <text:p text:style-name="P15">$6-n<text:span text:style-name="T32">5</text:span></text:p>
          </table:table-cell>
          <table:table-cell table:style-name="t6.B9" office:value-type="string">
            <text:p text:style-name="P15">$6-d<text:span text:style-name="T32">5</text:span></text:p>
          </table:table-cell>
          <table:table-cell table:style-name="t6.D9" office:value-type="string">
            <text:section text:style-name="Sect1" text:name="Раздел72">
              <text:p text:style-name="P3">$6-<text:span text:style-name="T32">m</text:span><text:span text:style-name="T19">5</text:span><text:span text:style-name="T32">0</text:span></text:p>
              <text:p text:style-name="P39">$6-<text:span text:style-name="T32">m</text:span><text:span text:style-name="T19">5</text:span><text:span text:style-name="T32">1</text:span></text:p>
              <text:p text:style-name="P39">$6-<text:span text:style-name="T32">m</text:span><text:span text:style-name="T19">5</text:span><text:span text:style-name="T32">2</text:span></text:p>
              <text:p text:style-name="P39">$6-<text:span text:style-name="T32">m</text:span><text:span text:style-name="T19">5</text:span><text:span text:style-name="T32">3</text:span></text:p>
              <text:p text:style-name="P39">$6-<text:span text:style-name="T32">m</text:span><text:span text:style-name="T19">5</text:span><text:span text:style-name="T32">4</text:span></text:p>
            </text:section>
          </table:table-cell>
          <table:table-cell table:style-name="t6.B9" office:value-type="string">
            <text:p text:style-name="P15">$6-av<text:span text:style-name="T32">5</text:span></text:p>
          </table:table-cell>
          <table:table-cell table:style-name="t6.B9" office:value-type="string">
            <text:p text:style-name="P15">$6-o<text:span text:style-name="T32">5</text:span></text:p>
          </table:table-cell>
          <table:table-cell table:style-name="t6.B9" office:value-type="string">
            <text:p text:style-name="P15">$6-q<text:span text:style-name="T32">5</text:span></text:p>
          </table:table-cell>
          <table:table-cell table:style-name="t6.B9" office:value-type="string">
            <text:p text:style-name="P8"><text:span text:style-name="T63">±</text:span><text:span text:style-name="T57">19</text:span></text:p>
          </table:table-cell>
          <table:table-cell table:style-name="t6.I9" office:value-type="string">
            <text:p text:style-name="P29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4"><text:span text:style-name="T19">AT2503B (</text:span><text:span text:style-name="T72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6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32">µSv</text:span></text:p>
          </table:table-cell>
          <table:table-cell table:style-name="s6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6.B4" office:value-type="string">
            <text:p text:style-name="P7"><text:s text:c="2"/>$6-<text:span text:style-name="T19">dn</text:span>_<text:span text:style-name="T32">1 <text:s/></text:span></text:p>
            <text:p text:style-name="P18"><text:span text:style-name="T32">$6-</text:span><text:span text:style-name="T19">dd_1</text:span></text:p>
          </table:table-cell>
          <table:table-cell table:style-name="s6.B4" office:value-type="string">
            <text:p text:style-name="P15">$6-d_dev_<text:span text:style-name="T32">1</text:span></text:p>
          </table:table-cell>
          <table:table-cell table:style-name="s6.B4" office:value-type="string">
            <text:p text:style-name="P15">$6-dose_<text:span text:style-name="T32">1</text:span></text:p>
          </table:table-cell>
          <table:table-cell table:style-name="s6.B4" office:value-type="string">
            <text:p text:style-name="P15">$6-d_res_<text:span text:style-name="T32">1</text:span></text:p>
          </table:table-cell>
          <table:table-cell table:style-name="s6.B4" office:value-type="string">
            <text:p text:style-name="P15">$6-o_pog_<text:span text:style-name="T32">1</text:span></text:p>
          </table:table-cell>
          <table:table-cell table:style-name="s6.B4" office:value-type="string">
            <text:p text:style-name="P23">±20</text:p>
          </table:table-cell>
          <table:table-cell table:style-name="s6.B4" office:value-type="string">
            <text:p text:style-name="P15">$6-d_gran_<text:span text:style-name="T32">1</text:span></text:p>
          </table:table-cell>
          <table:table-cell table:style-name="s6.J4" office:value-type="string">
            <text:p text:style-name="P8"><text:span text:style-name="T63">±</text:span>15.2</text:p>
          </table:table-cell>
        </table:table-row>
        <table:table-row>
          <table:table-cell table:style-name="s6.A5" office:value-type="string">
            <text:p text:style-name="P14">4.0 mSv</text:p>
          </table:table-cell>
          <table:table-cell table:style-name="s6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6.B5" office:value-type="string">
            <text:p text:style-name="P7"><text:s text:c="2"/>$6-<text:span text:style-name="T19">dn</text:span>_<text:span text:style-name="T32">2 <text:s/></text:span></text:p>
            <text:p text:style-name="P18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15">$6-d_dev_<text:span text:style-name="T32">2</text:span></text:p>
          </table:table-cell>
          <table:table-cell table:style-name="s6.B5" office:value-type="string">
            <text:p text:style-name="P15">$6-dose_<text:span text:style-name="T32">2</text:span></text:p>
          </table:table-cell>
          <table:table-cell table:style-name="s6.B5" office:value-type="string">
            <text:p text:style-name="P15">$6-d_res_<text:span text:style-name="T32">2</text:span></text:p>
          </table:table-cell>
          <table:table-cell table:style-name="s6.B5" office:value-type="string">
            <text:p text:style-name="P15">$6-o_pog_<text:span text:style-name="T32">2</text:span></text:p>
          </table:table-cell>
          <table:table-cell table:style-name="s6.B5" office:value-type="string">
            <text:p text:style-name="P23">±19</text:p>
          </table:table-cell>
          <table:table-cell table:style-name="s6.B5" office:value-type="string">
            <text:p text:style-name="P15">$6-d_gran_<text:span text:style-name="T32">2</text:span></text:p>
          </table:table-cell>
          <table:table-cell table:style-name="s6.J5" office:value-type="string">
            <text:p text:style-name="P8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1">Radia-tion source <text:s/>number</text:p>
          </table:table-cell>
          <table:table-cell table:style-name="t7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7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7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7.A3" office:value-type="string">
            <text:p text:style-name="P36">Background</text:p>
          </table:table-cell>
          <table:table-cell table:style-name="t7.B3" office:value-type="string">
            <text:p text:style-name="P39">—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9">$7-bg0</text:p>
              <text:p text:style-name="P39">$7-bg1</text:p>
              <text:p text:style-name="P39">$7-bg2</text:p>
              <text:p text:style-name="P39">$7-bg3</text:p>
              <text:p text:style-name="P39">$7-bg4</text:p>
              <text:p text:style-name="P39">$7-bg5</text:p>
              <text:p text:style-name="P39">$7-bg6</text:p>
              <text:p text:style-name="P39">$7-bg7</text:p>
              <text:p text:style-name="P35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—</text:p>
          </table:table-cell>
          <table:table-cell table:style-name="t7.B3" office:value-type="string">
            <text:p text:style-name="P15">—</text:p>
          </table:table-cell>
          <table:table-cell table:style-name="t7.B3" office:value-type="string">
            <text:p text:style-name="P15">—</text:p>
          </table:table-cell>
          <table:table-cell table:style-name="t7.I3" office:value-type="string">
            <text:p text:style-name="P10">—</text:p>
          </table:table-cell>
        </table:table-row>
        <table:table-row>
          <table:table-cell table:style-name="t7.A3" office:value-type="string">
            <text:p text:style-name="P14">0.80 µSv/h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9">$7-m00</text:p>
              <text:p text:style-name="P39">$7-m01</text:p>
              <text:p text:style-name="P39">$7-m02</text:p>
              <text:p text:style-name="P39">$7-m03</text:p>
              <text:p text:style-name="P39">$7-m04</text:p>
              <text:p text:style-name="P39">$7-m05</text:p>
              <text:p text:style-name="P39">$7-m06</text:p>
              <text:p text:style-name="P39">$7-m07</text:p>
              <text:p text:style-name="P39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8"><text:span text:style-name="T64">±</text:span><text:span text:style-name="T65">20</text:span></text:p>
          </table:table-cell>
          <table:table-cell table:style-name="t7.I3" office:value-type="string">
            <text:p text:style-name="P29">±20</text:p>
          </table:table-cell>
        </table:table-row>
        <table:table-row>
          <table:table-cell table:style-name="t7.A3" office:value-type="string">
            <text:p text:style-name="P14">4.0 mSv/h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9">$7-m11</text:p>
              <text:p text:style-name="P39">$7-m12</text:p>
              <text:p text:style-name="P39">$7-m13</text:p>
              <text:p text:style-name="P39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8"><text:span text:style-name="T64">±</text:span><text:span text:style-name="T65">19</text:span></text:p>
          </table:table-cell>
          <table:table-cell table:style-name="t7.I3" office:value-type="string">
            <text:p text:style-name="P29">±15</text:p>
          </table:table-cell>
        </table:table-row>
        <table:table-row>
          <table:table-cell table:style-name="t7.A3" office:value-type="string">
            <text:p text:style-name="P14">80<text:span text:style-name="T32">.</text:span>0 mSv/h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9">$7-m21</text:p>
              <text:p text:style-name="P39">$7-m22</text:p>
              <text:p text:style-name="P39">$7-m23</text:p>
              <text:p text:style-name="P39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8"><text:span text:style-name="T64">±</text:span><text:span text:style-name="T65">19</text:span></text:p>
          </table:table-cell>
          <table:table-cell table:style-name="t7.I3" office:value-type="string">
            <text:p text:style-name="P29">±15</text:p>
          </table:table-cell>
        </table:table-row>
        <table:table-row>
          <table:table-cell table:style-name="t7.A3" office:value-type="string">
            <text:p text:style-name="P17">800 mSv/h</text:p>
          </table:table-cell>
          <table:table-cell table:style-name="t7.B3" office:value-type="string">
            <text:p text:style-name="P15">$7-n3</text:p>
          </table:table-cell>
          <table:table-cell table:style-name="t7.B3" office:value-type="string">
            <text:p text:style-name="P15">$7-d3</text:p>
          </table:table-cell>
          <table:table-cell table:style-name="t7.D3" office:value-type="string">
            <text:section text:style-name="Sect1" text:name="Раздел35">
              <text:p text:style-name="P3">$7-m30</text:p>
              <text:p text:style-name="P39">$7-m31</text:p>
              <text:p text:style-name="P39">$7-m32</text:p>
              <text:p text:style-name="P39">$7-m33</text:p>
              <text:p text:style-name="P39">$7-m34</text:p>
            </text:section>
          </table:table-cell>
          <table:table-cell table:style-name="t7.B3" office:value-type="string">
            <text:p text:style-name="P15">$7-av3</text:p>
          </table:table-cell>
          <table:table-cell table:style-name="t7.B3" office:value-type="string">
            <text:p text:style-name="P15">$7-o3</text:p>
          </table:table-cell>
          <table:table-cell table:style-name="t7.B3" office:value-type="string">
            <text:p text:style-name="P15">$7-q3</text:p>
          </table:table-cell>
          <table:table-cell table:style-name="t7.B3" office:value-type="string">
            <text:p text:style-name="P8"><text:span text:style-name="T64">±</text:span><text:span text:style-name="T65">19</text:span></text:p>
          </table:table-cell>
          <table:table-cell table:style-name="t7.I3" office:value-type="string">
            <text:p text:style-name="P29">±15</text:p>
          </table:table-cell>
        </table:table-row>
        <table:table-row>
          <table:table-cell table:style-name="t7.A3" office:value-type="string">
            <text:p text:style-name="P14">4.0 Sv/h</text:p>
          </table:table-cell>
          <table:table-cell table:style-name="t7.B3" office:value-type="string">
            <text:p text:style-name="P15">$7-n<text:span text:style-name="T32">4</text:span></text:p>
          </table:table-cell>
          <table:table-cell table:style-name="t7.B3" office:value-type="string">
            <text:p text:style-name="P15">$7-d<text:span text:style-name="T32">4</text:span></text:p>
          </table:table-cell>
          <table:table-cell table:style-name="t7.D3" office:value-type="string">
            <text:section text:style-name="Sect1" text:name="Раздел73">
              <text:p text:style-name="P3">$7-<text:span text:style-name="T32">m</text:span><text:span text:style-name="T19">4</text:span><text:span text:style-name="T32">0</text:span></text:p>
              <text:p text:style-name="P39">$7-<text:span text:style-name="T32">m</text:span><text:span text:style-name="T19">4</text:span><text:span text:style-name="T32">1</text:span></text:p>
              <text:p text:style-name="P39">$7-<text:span text:style-name="T32">m</text:span><text:span text:style-name="T19">4</text:span><text:span text:style-name="T32">2</text:span></text:p>
              <text:p text:style-name="P39">$7-<text:span text:style-name="T32">m</text:span><text:span text:style-name="T19">4</text:span><text:span text:style-name="T32">3</text:span></text:p>
              <text:p text:style-name="P39">$7-<text:span text:style-name="T32">m</text:span><text:span text:style-name="T19">4</text:span><text:span text:style-name="T32">4</text:span></text:p>
            </text:section>
          </table:table-cell>
          <table:table-cell table:style-name="t7.B3" office:value-type="string">
            <text:p text:style-name="P15">$7-av<text:span text:style-name="T32">4</text:span></text:p>
          </table:table-cell>
          <table:table-cell table:style-name="t7.B3" office:value-type="string">
            <text:p text:style-name="P15">$7-o<text:span text:style-name="T32">4</text:span></text:p>
          </table:table-cell>
          <table:table-cell table:style-name="t7.B3" office:value-type="string">
            <text:p text:style-name="P15">$7-q<text:span text:style-name="T32">4</text:span></text:p>
          </table:table-cell>
          <table:table-cell table:style-name="t7.B3" office:value-type="string">
            <text:p text:style-name="P8"><text:span text:style-name="T63">±</text:span><text:span text:style-name="T57">19</text:span></text:p>
          </table:table-cell>
          <table:table-cell table:style-name="t7.I3" office:value-type="string">
            <text:p text:style-name="P29">±15</text:p>
          </table:table-cell>
        </table:table-row>
        <table:table-row>
          <table:table-cell table:style-name="t7.A9" office:value-type="string">
            <text:p text:style-name="P14"><text:span text:style-name="T32">8</text:span>.0 Sv/h</text:p>
          </table:table-cell>
          <table:table-cell table:style-name="t7.B9" office:value-type="string">
            <text:p text:style-name="P15">$7-n<text:span text:style-name="T32">5</text:span></text:p>
          </table:table-cell>
          <table:table-cell table:style-name="t7.B9" office:value-type="string">
            <text:p text:style-name="P15">$7-d<text:span text:style-name="T32">5</text:span></text:p>
          </table:table-cell>
          <table:table-cell table:style-name="t7.D9" office:value-type="string">
            <text:section text:style-name="Sect1" text:name="Раздел74">
              <text:p text:style-name="P3">$7-<text:span text:style-name="T32">m</text:span><text:span text:style-name="T19">5</text:span><text:span text:style-name="T32">0</text:span></text:p>
              <text:p text:style-name="P39">$7-<text:span text:style-name="T32">m</text:span><text:span text:style-name="T19">5</text:span><text:span text:style-name="T32">1</text:span></text:p>
              <text:p text:style-name="P39">$7-<text:span text:style-name="T32">m</text:span><text:span text:style-name="T19">5</text:span><text:span text:style-name="T32">2</text:span></text:p>
              <text:p text:style-name="P39">$7-<text:span text:style-name="T32">m</text:span><text:span text:style-name="T19">5</text:span><text:span text:style-name="T32">3</text:span></text:p>
              <text:p text:style-name="P39">$7-<text:span text:style-name="T32">m</text:span><text:span text:style-name="T19">5</text:span><text:span text:style-name="T32">4</text:span></text:p>
            </text:section>
          </table:table-cell>
          <table:table-cell table:style-name="t7.B9" office:value-type="string">
            <text:p text:style-name="P15">$7-av<text:span text:style-name="T32">5</text:span></text:p>
          </table:table-cell>
          <table:table-cell table:style-name="t7.B9" office:value-type="string">
            <text:p text:style-name="P15">$7-o<text:span text:style-name="T32">5</text:span></text:p>
          </table:table-cell>
          <table:table-cell table:style-name="t7.B9" office:value-type="string">
            <text:p text:style-name="P15">$7-q<text:span text:style-name="T32">5</text:span></text:p>
          </table:table-cell>
          <table:table-cell table:style-name="t7.B9" office:value-type="string">
            <text:p text:style-name="P8"><text:span text:style-name="T63">±</text:span><text:span text:style-name="T57">19</text:span></text:p>
          </table:table-cell>
          <table:table-cell table:style-name="t7.I9" office:value-type="string">
            <text:p text:style-name="P29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4"><text:span text:style-name="T19">AT2503B (</text:span><text:span text:style-name="T72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7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32">µSv</text:span></text:p>
          </table:table-cell>
          <table:table-cell table:style-name="s7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7.B4" office:value-type="string">
            <text:p text:style-name="P7"><text:s text:c="2"/>$7-<text:span text:style-name="T19">dn</text:span>_<text:span text:style-name="T32">1 <text:s/></text:span></text:p>
            <text:p text:style-name="P18"><text:span text:style-name="T32">$7-</text:span><text:span text:style-name="T19">dd_1</text:span></text:p>
          </table:table-cell>
          <table:table-cell table:style-name="s7.B4" office:value-type="string">
            <text:p text:style-name="P15">$7-d_dev_<text:span text:style-name="T32">1</text:span></text:p>
          </table:table-cell>
          <table:table-cell table:style-name="s7.B4" office:value-type="string">
            <text:p text:style-name="P15">$7-dose_<text:span text:style-name="T32">1</text:span></text:p>
          </table:table-cell>
          <table:table-cell table:style-name="s7.B4" office:value-type="string">
            <text:p text:style-name="P15">$7-d_res_<text:span text:style-name="T32">1</text:span></text:p>
          </table:table-cell>
          <table:table-cell table:style-name="s7.B4" office:value-type="string">
            <text:p text:style-name="P15">$7-o_pog_<text:span text:style-name="T32">1</text:span></text:p>
          </table:table-cell>
          <table:table-cell table:style-name="s7.B4" office:value-type="string">
            <text:p text:style-name="P23">±20</text:p>
          </table:table-cell>
          <table:table-cell table:style-name="s7.B4" office:value-type="string">
            <text:p text:style-name="P15">$7-d_gran_<text:span text:style-name="T32">1</text:span></text:p>
          </table:table-cell>
          <table:table-cell table:style-name="s7.J4" office:value-type="string">
            <text:p text:style-name="P8"><text:span text:style-name="T63">±</text:span>15.2</text:p>
          </table:table-cell>
        </table:table-row>
        <table:table-row>
          <table:table-cell table:style-name="s7.A5" office:value-type="string">
            <text:p text:style-name="P14">4.0 mSv</text:p>
          </table:table-cell>
          <table:table-cell table:style-name="s7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7.B5" office:value-type="string">
            <text:p text:style-name="P7"><text:s text:c="2"/>$7-<text:span text:style-name="T19">dn</text:span>_<text:span text:style-name="T32">2 <text:s/></text:span></text:p>
            <text:p text:style-name="P18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15">$7-d_dev_<text:span text:style-name="T32">2</text:span></text:p>
          </table:table-cell>
          <table:table-cell table:style-name="s7.B5" office:value-type="string">
            <text:p text:style-name="P15">$7-dose_<text:span text:style-name="T32">2</text:span></text:p>
          </table:table-cell>
          <table:table-cell table:style-name="s7.B5" office:value-type="string">
            <text:p text:style-name="P15">$7-d_res_<text:span text:style-name="T32">2</text:span></text:p>
          </table:table-cell>
          <table:table-cell table:style-name="s7.B5" office:value-type="string">
            <text:p text:style-name="P15">$7-o_pog_<text:span text:style-name="T32">2</text:span></text:p>
          </table:table-cell>
          <table:table-cell table:style-name="s7.B5" office:value-type="string">
            <text:p text:style-name="P23">±19</text:p>
          </table:table-cell>
          <table:table-cell table:style-name="s7.B5" office:value-type="string">
            <text:p text:style-name="P15">$7-d_gran_<text:span text:style-name="T32">2</text:span></text:p>
          </table:table-cell>
          <table:table-cell table:style-name="s7.J5" office:value-type="string">
            <text:p text:style-name="P8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4"><text:span text:style-name="T2">AT2503B </text:span><text:span text:style-name="T19">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1">Radia-tion source <text:s/>number</text:p>
          </table:table-cell>
          <table:table-cell table:style-name="t8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8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8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8.A3" office:value-type="string">
            <text:p text:style-name="P36">Background</text:p>
          </table:table-cell>
          <table:table-cell table:style-name="t8.B3" office:value-type="string">
            <text:p text:style-name="P39">—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9">$8-bg0</text:p>
              <text:p text:style-name="P39">$8-bg1</text:p>
              <text:p text:style-name="P39">$8-bg2</text:p>
              <text:p text:style-name="P39">$8-bg3</text:p>
              <text:p text:style-name="P39">$8-bg4</text:p>
              <text:p text:style-name="P39">$8-bg5</text:p>
              <text:p text:style-name="P39">$8-bg6</text:p>
              <text:p text:style-name="P39">$8-bg7</text:p>
              <text:p text:style-name="P35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—</text:p>
          </table:table-cell>
          <table:table-cell table:style-name="t8.B3" office:value-type="string">
            <text:p text:style-name="P15">—</text:p>
          </table:table-cell>
          <table:table-cell table:style-name="t8.B3" office:value-type="string">
            <text:p text:style-name="P15">—</text:p>
          </table:table-cell>
          <table:table-cell table:style-name="t8.I3" office:value-type="string">
            <text:p text:style-name="P10">—</text:p>
          </table:table-cell>
        </table:table-row>
        <table:table-row>
          <table:table-cell table:style-name="t8.A3" office:value-type="string">
            <text:p text:style-name="P14">0.80 µSv/h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9">$8-m00</text:p>
              <text:p text:style-name="P39">$8-m01</text:p>
              <text:p text:style-name="P39">$8-m02</text:p>
              <text:p text:style-name="P39">$8-m03</text:p>
              <text:p text:style-name="P39">$8-m04</text:p>
              <text:p text:style-name="P39">$8-m05</text:p>
              <text:p text:style-name="P39">$8-m06</text:p>
              <text:p text:style-name="P39">$8-m07</text:p>
              <text:p text:style-name="P39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8"><text:span text:style-name="T64">±</text:span><text:span text:style-name="T65">20</text:span></text:p>
          </table:table-cell>
          <table:table-cell table:style-name="t8.I3" office:value-type="string">
            <text:p text:style-name="P29">±20</text:p>
          </table:table-cell>
        </table:table-row>
        <table:table-row>
          <table:table-cell table:style-name="t8.A3" office:value-type="string">
            <text:p text:style-name="P14">4.0 mSv/h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9">$8-m11</text:p>
              <text:p text:style-name="P39">$8-m12</text:p>
              <text:p text:style-name="P39">$8-m13</text:p>
              <text:p text:style-name="P39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8"><text:span text:style-name="T64">±</text:span><text:span text:style-name="T65">19</text:span></text:p>
          </table:table-cell>
          <table:table-cell table:style-name="t8.I3" office:value-type="string">
            <text:p text:style-name="P29">±15</text:p>
          </table:table-cell>
        </table:table-row>
        <table:table-row>
          <table:table-cell table:style-name="t8.A3" office:value-type="string">
            <text:p text:style-name="P14">80<text:span text:style-name="T32">.</text:span>0 mSv/h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9">$8-m21</text:p>
              <text:p text:style-name="P39">$8-m22</text:p>
              <text:p text:style-name="P39">$8-m23</text:p>
              <text:p text:style-name="P39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8"><text:span text:style-name="T64">±</text:span><text:span text:style-name="T65">19</text:span></text:p>
          </table:table-cell>
          <table:table-cell table:style-name="t8.I3" office:value-type="string">
            <text:p text:style-name="P29">±15</text:p>
          </table:table-cell>
        </table:table-row>
        <table:table-row>
          <table:table-cell table:style-name="t8.A3" office:value-type="string">
            <text:p text:style-name="P17">800 mSv/h</text:p>
          </table:table-cell>
          <table:table-cell table:style-name="t8.B3" office:value-type="string">
            <text:p text:style-name="P15">$8-n3</text:p>
          </table:table-cell>
          <table:table-cell table:style-name="t8.B3" office:value-type="string">
            <text:p text:style-name="P15">$8-d3</text:p>
          </table:table-cell>
          <table:table-cell table:style-name="t8.D3" office:value-type="string">
            <text:section text:style-name="Sect1" text:name="Раздел40">
              <text:p text:style-name="P3">$8-m30</text:p>
              <text:p text:style-name="P39">$8-m31</text:p>
              <text:p text:style-name="P39">$8-m32</text:p>
              <text:p text:style-name="P39">$8-m33</text:p>
              <text:p text:style-name="P39">$8-m34</text:p>
            </text:section>
          </table:table-cell>
          <table:table-cell table:style-name="t8.B3" office:value-type="string">
            <text:p text:style-name="P15">$8-av3</text:p>
          </table:table-cell>
          <table:table-cell table:style-name="t8.B3" office:value-type="string">
            <text:p text:style-name="P15">$8-o3</text:p>
          </table:table-cell>
          <table:table-cell table:style-name="t8.B3" office:value-type="string">
            <text:p text:style-name="P15">$8-q3</text:p>
          </table:table-cell>
          <table:table-cell table:style-name="t8.B3" office:value-type="string">
            <text:p text:style-name="P8"><text:span text:style-name="T64">±</text:span><text:span text:style-name="T65">19</text:span></text:p>
          </table:table-cell>
          <table:table-cell table:style-name="t8.I3" office:value-type="string">
            <text:p text:style-name="P29">±15</text:p>
          </table:table-cell>
        </table:table-row>
        <table:table-row>
          <table:table-cell table:style-name="t8.A3" office:value-type="string">
            <text:p text:style-name="P14">4.0 Sv/h</text:p>
          </table:table-cell>
          <table:table-cell table:style-name="t8.B3" office:value-type="string">
            <text:p text:style-name="P15">$8-n<text:span text:style-name="T32">4</text:span></text:p>
          </table:table-cell>
          <table:table-cell table:style-name="t8.B3" office:value-type="string">
            <text:p text:style-name="P15">$8-d<text:span text:style-name="T32">4</text:span></text:p>
          </table:table-cell>
          <table:table-cell table:style-name="t8.D3" office:value-type="string">
            <text:section text:style-name="Sect1" text:name="Раздел75">
              <text:p text:style-name="P3">$8-<text:span text:style-name="T32">m</text:span><text:span text:style-name="T19">4</text:span><text:span text:style-name="T32">0</text:span></text:p>
              <text:p text:style-name="P39">$8-<text:span text:style-name="T32">m</text:span><text:span text:style-name="T19">4</text:span><text:span text:style-name="T32">1</text:span></text:p>
              <text:p text:style-name="P39">$8-<text:span text:style-name="T32">m</text:span><text:span text:style-name="T19">4</text:span><text:span text:style-name="T32">2</text:span></text:p>
              <text:p text:style-name="P39">$8-<text:span text:style-name="T32">m</text:span><text:span text:style-name="T19">4</text:span><text:span text:style-name="T32">3</text:span></text:p>
              <text:p text:style-name="P39">$8-<text:span text:style-name="T32">m</text:span><text:span text:style-name="T19">4</text:span><text:span text:style-name="T32">4</text:span></text:p>
            </text:section>
          </table:table-cell>
          <table:table-cell table:style-name="t8.B3" office:value-type="string">
            <text:p text:style-name="P15">$8-av<text:span text:style-name="T32">4</text:span></text:p>
          </table:table-cell>
          <table:table-cell table:style-name="t8.B3" office:value-type="string">
            <text:p text:style-name="P15">$8-o<text:span text:style-name="T32">4</text:span></text:p>
          </table:table-cell>
          <table:table-cell table:style-name="t8.B3" office:value-type="string">
            <text:p text:style-name="P15">$8-q<text:span text:style-name="T32">4</text:span></text:p>
          </table:table-cell>
          <table:table-cell table:style-name="t8.B3" office:value-type="string">
            <text:p text:style-name="P8"><text:span text:style-name="T63">±</text:span><text:span text:style-name="T57">19</text:span></text:p>
          </table:table-cell>
          <table:table-cell table:style-name="t8.I3" office:value-type="string">
            <text:p text:style-name="P29">±15</text:p>
          </table:table-cell>
        </table:table-row>
        <table:table-row>
          <table:table-cell table:style-name="t8.A9" office:value-type="string">
            <text:p text:style-name="P14"><text:span text:style-name="T32">8</text:span>.0 Sv/h</text:p>
          </table:table-cell>
          <table:table-cell table:style-name="t8.B9" office:value-type="string">
            <text:p text:style-name="P15">$8-n<text:span text:style-name="T32">5</text:span></text:p>
          </table:table-cell>
          <table:table-cell table:style-name="t8.B9" office:value-type="string">
            <text:p text:style-name="P15">$8-d<text:span text:style-name="T32">5</text:span></text:p>
          </table:table-cell>
          <table:table-cell table:style-name="t8.D9" office:value-type="string">
            <text:section text:style-name="Sect1" text:name="Раздел76">
              <text:p text:style-name="P3">$8-<text:span text:style-name="T32">m</text:span><text:span text:style-name="T19">5</text:span><text:span text:style-name="T32">0</text:span></text:p>
              <text:p text:style-name="P39">$8-<text:span text:style-name="T32">m</text:span><text:span text:style-name="T19">5</text:span><text:span text:style-name="T32">1</text:span></text:p>
              <text:p text:style-name="P39">$8-<text:span text:style-name="T32">m</text:span><text:span text:style-name="T19">5</text:span><text:span text:style-name="T32">2</text:span></text:p>
              <text:p text:style-name="P39">$8-<text:span text:style-name="T32">m</text:span><text:span text:style-name="T19">5</text:span><text:span text:style-name="T32">3</text:span></text:p>
              <text:p text:style-name="P39">$8-<text:span text:style-name="T32">m</text:span><text:span text:style-name="T19">5</text:span><text:span text:style-name="T32">4</text:span></text:p>
            </text:section>
          </table:table-cell>
          <table:table-cell table:style-name="t8.B9" office:value-type="string">
            <text:p text:style-name="P15">$8-av<text:span text:style-name="T32">5</text:span></text:p>
          </table:table-cell>
          <table:table-cell table:style-name="t8.B9" office:value-type="string">
            <text:p text:style-name="P15">$8-o<text:span text:style-name="T32">5</text:span></text:p>
          </table:table-cell>
          <table:table-cell table:style-name="t8.B9" office:value-type="string">
            <text:p text:style-name="P15">$8-q<text:span text:style-name="T32">5</text:span></text:p>
          </table:table-cell>
          <table:table-cell table:style-name="t8.B9" office:value-type="string">
            <text:p text:style-name="P8"><text:span text:style-name="T63">±</text:span><text:span text:style-name="T57">19</text:span></text:p>
          </table:table-cell>
          <table:table-cell table:style-name="t8.I9" office:value-type="string">
            <text:p text:style-name="P29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4"><text:span text:style-name="T19">AT2503B 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8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32">µSv</text:span></text:p>
          </table:table-cell>
          <table:table-cell table:style-name="s8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8.B4" office:value-type="string">
            <text:p text:style-name="P7"><text:s text:c="2"/>$8-<text:span text:style-name="T19">dn</text:span>_<text:span text:style-name="T32">1 <text:s/></text:span></text:p>
            <text:p text:style-name="P18"><text:span text:style-name="T32">$8-</text:span><text:span text:style-name="T19">dd_1</text:span></text:p>
          </table:table-cell>
          <table:table-cell table:style-name="s8.B4" office:value-type="string">
            <text:p text:style-name="P15">$8-d_dev_<text:span text:style-name="T32">1</text:span></text:p>
          </table:table-cell>
          <table:table-cell table:style-name="s8.B4" office:value-type="string">
            <text:p text:style-name="P15">$8-dose_<text:span text:style-name="T32">1</text:span></text:p>
          </table:table-cell>
          <table:table-cell table:style-name="s8.B4" office:value-type="string">
            <text:p text:style-name="P15">$8-d_res_<text:span text:style-name="T32">1</text:span></text:p>
          </table:table-cell>
          <table:table-cell table:style-name="s8.B4" office:value-type="string">
            <text:p text:style-name="P15">$8-o_pog_<text:span text:style-name="T32">1</text:span></text:p>
          </table:table-cell>
          <table:table-cell table:style-name="s8.B4" office:value-type="string">
            <text:p text:style-name="P23">±20</text:p>
          </table:table-cell>
          <table:table-cell table:style-name="s8.B4" office:value-type="string">
            <text:p text:style-name="P15">$8-d_gran_<text:span text:style-name="T32">1</text:span></text:p>
          </table:table-cell>
          <table:table-cell table:style-name="s8.J4" office:value-type="string">
            <text:p text:style-name="P8"><text:span text:style-name="T63">±</text:span>15.2</text:p>
          </table:table-cell>
        </table:table-row>
        <table:table-row>
          <table:table-cell table:style-name="s8.A5" office:value-type="string">
            <text:p text:style-name="P14">4.0 mSv</text:p>
          </table:table-cell>
          <table:table-cell table:style-name="s8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8.B5" office:value-type="string">
            <text:p text:style-name="P7"><text:s text:c="2"/>$8-<text:span text:style-name="T19">dn</text:span>_<text:span text:style-name="T32">2 <text:s/></text:span></text:p>
            <text:p text:style-name="P18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15">$8-d_dev_<text:span text:style-name="T32">2</text:span></text:p>
          </table:table-cell>
          <table:table-cell table:style-name="s8.B5" office:value-type="string">
            <text:p text:style-name="P15">$8-dose_<text:span text:style-name="T32">2</text:span></text:p>
          </table:table-cell>
          <table:table-cell table:style-name="s8.B5" office:value-type="string">
            <text:p text:style-name="P15">$8-d_res_<text:span text:style-name="T32">2</text:span></text:p>
          </table:table-cell>
          <table:table-cell table:style-name="s8.B5" office:value-type="string">
            <text:p text:style-name="P15">$8-o_pog_<text:span text:style-name="T32">2</text:span></text:p>
          </table:table-cell>
          <table:table-cell table:style-name="s8.B5" office:value-type="string">
            <text:p text:style-name="P23">±19</text:p>
          </table:table-cell>
          <table:table-cell table:style-name="s8.B5" office:value-type="string">
            <text:p text:style-name="P15">$8-d_gran_<text:span text:style-name="T32">2</text:span></text:p>
          </table:table-cell>
          <table:table-cell table:style-name="s8.J5" office:value-type="string">
            <text:p text:style-name="P8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1">Radia-tion source <text:s/>number</text:p>
          </table:table-cell>
          <table:table-cell table:style-name="t9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9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9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9.A3" office:value-type="string">
            <text:p text:style-name="P36">Background</text:p>
          </table:table-cell>
          <table:table-cell table:style-name="t9.B3" office:value-type="string">
            <text:p text:style-name="P39">—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9">$9-bg0</text:p>
              <text:p text:style-name="P39">$9-bg1</text:p>
              <text:p text:style-name="P39">$9-bg2</text:p>
              <text:p text:style-name="P39">$9-bg3</text:p>
              <text:p text:style-name="P39">$9-bg4</text:p>
              <text:p text:style-name="P39">$9-bg5</text:p>
              <text:p text:style-name="P39">$9-bg6</text:p>
              <text:p text:style-name="P39">$9-bg7</text:p>
              <text:p text:style-name="P35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—</text:p>
          </table:table-cell>
          <table:table-cell table:style-name="t9.B3" office:value-type="string">
            <text:p text:style-name="P15">—</text:p>
          </table:table-cell>
          <table:table-cell table:style-name="t9.B3" office:value-type="string">
            <text:p text:style-name="P15">—</text:p>
          </table:table-cell>
          <table:table-cell table:style-name="t9.I3" office:value-type="string">
            <text:p text:style-name="P10">—</text:p>
          </table:table-cell>
        </table:table-row>
        <table:table-row>
          <table:table-cell table:style-name="t9.A3" office:value-type="string">
            <text:p text:style-name="P14">0.80 µSv/h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9">$9-m00</text:p>
              <text:p text:style-name="P39">$9-m01</text:p>
              <text:p text:style-name="P39">$9-m02</text:p>
              <text:p text:style-name="P39">$9-m03</text:p>
              <text:p text:style-name="P39">$9-m04</text:p>
              <text:p text:style-name="P39">$9-m05</text:p>
              <text:p text:style-name="P39">$9-m06</text:p>
              <text:p text:style-name="P39">$9-m07</text:p>
              <text:p text:style-name="P39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8"><text:span text:style-name="T64">±</text:span><text:span text:style-name="T65">20</text:span></text:p>
          </table:table-cell>
          <table:table-cell table:style-name="t9.I3" office:value-type="string">
            <text:p text:style-name="P29">±20</text:p>
          </table:table-cell>
        </table:table-row>
        <table:table-row>
          <table:table-cell table:style-name="t9.A3" office:value-type="string">
            <text:p text:style-name="P14">4.0 mSv/h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9">$9-m11</text:p>
              <text:p text:style-name="P39">$9-m12</text:p>
              <text:p text:style-name="P39">$9-m13</text:p>
              <text:p text:style-name="P39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8"><text:span text:style-name="T64">±</text:span><text:span text:style-name="T65">19</text:span></text:p>
          </table:table-cell>
          <table:table-cell table:style-name="t9.I3" office:value-type="string">
            <text:p text:style-name="P29">±15</text:p>
          </table:table-cell>
        </table:table-row>
        <table:table-row>
          <table:table-cell table:style-name="t9.A3" office:value-type="string">
            <text:p text:style-name="P14">80<text:span text:style-name="T32">.</text:span>0 mSv/h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9">$9-m21</text:p>
              <text:p text:style-name="P39">$9-m22</text:p>
              <text:p text:style-name="P39">$9-m23</text:p>
              <text:p text:style-name="P39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8"><text:span text:style-name="T64">±</text:span><text:span text:style-name="T65">19</text:span></text:p>
          </table:table-cell>
          <table:table-cell table:style-name="t9.I3" office:value-type="string">
            <text:p text:style-name="P29">±15</text:p>
          </table:table-cell>
        </table:table-row>
        <table:table-row>
          <table:table-cell table:style-name="t9.A3" office:value-type="string">
            <text:p text:style-name="P17">800 mSv/h</text:p>
          </table:table-cell>
          <table:table-cell table:style-name="t9.B3" office:value-type="string">
            <text:p text:style-name="P15">$9-n3</text:p>
          </table:table-cell>
          <table:table-cell table:style-name="t9.B3" office:value-type="string">
            <text:p text:style-name="P15">$9-d3</text:p>
          </table:table-cell>
          <table:table-cell table:style-name="t9.D3" office:value-type="string">
            <text:section text:style-name="Sect1" text:name="Раздел45">
              <text:p text:style-name="P3">$9-m30</text:p>
              <text:p text:style-name="P39">$9-m31</text:p>
              <text:p text:style-name="P39">$9-m32</text:p>
              <text:p text:style-name="P39">$9-m33</text:p>
              <text:p text:style-name="P39">$9-m34</text:p>
            </text:section>
          </table:table-cell>
          <table:table-cell table:style-name="t9.B3" office:value-type="string">
            <text:p text:style-name="P15">$9-av3</text:p>
          </table:table-cell>
          <table:table-cell table:style-name="t9.B3" office:value-type="string">
            <text:p text:style-name="P15">$9-o3</text:p>
          </table:table-cell>
          <table:table-cell table:style-name="t9.B3" office:value-type="string">
            <text:p text:style-name="P15">$9-q3</text:p>
          </table:table-cell>
          <table:table-cell table:style-name="t9.B3" office:value-type="string">
            <text:p text:style-name="P8"><text:span text:style-name="T64">±</text:span><text:span text:style-name="T65">19</text:span></text:p>
          </table:table-cell>
          <table:table-cell table:style-name="t9.I3" office:value-type="string">
            <text:p text:style-name="P29">±15</text:p>
          </table:table-cell>
        </table:table-row>
        <table:table-row>
          <table:table-cell table:style-name="t9.A3" office:value-type="string">
            <text:p text:style-name="P14">4.0 Sv/h</text:p>
          </table:table-cell>
          <table:table-cell table:style-name="t9.B3" office:value-type="string">
            <text:p text:style-name="P15">$9-n<text:span text:style-name="T32">3</text:span></text:p>
          </table:table-cell>
          <table:table-cell table:style-name="t9.B3" office:value-type="string">
            <text:p text:style-name="P15">$9-d<text:span text:style-name="T32">3</text:span></text:p>
          </table:table-cell>
          <table:table-cell table:style-name="t9.D3" office:value-type="string">
            <text:section text:style-name="Sect1" text:name="Раздел77">
              <text:p text:style-name="P3">$9-<text:span text:style-name="T32">m30</text:span></text:p>
              <text:p text:style-name="P39">$9-<text:span text:style-name="T32">m31</text:span></text:p>
              <text:p text:style-name="P39">$9-<text:span text:style-name="T32">m32</text:span></text:p>
              <text:p text:style-name="P39">$9-<text:span text:style-name="T32">m33</text:span></text:p>
              <text:p text:style-name="P39">$9-<text:span text:style-name="T32">m34</text:span></text:p>
            </text:section>
          </table:table-cell>
          <table:table-cell table:style-name="t9.B3" office:value-type="string">
            <text:p text:style-name="P15">$9-av<text:span text:style-name="T32">3</text:span></text:p>
          </table:table-cell>
          <table:table-cell table:style-name="t9.B3" office:value-type="string">
            <text:p text:style-name="P15">$9-o<text:span text:style-name="T32">3</text:span></text:p>
          </table:table-cell>
          <table:table-cell table:style-name="t9.B3" office:value-type="string">
            <text:p text:style-name="P15">$9-q<text:span text:style-name="T32">3</text:span></text:p>
          </table:table-cell>
          <table:table-cell table:style-name="t9.B3" office:value-type="string">
            <text:p text:style-name="P8"><text:span text:style-name="T63">±</text:span><text:span text:style-name="T57">19</text:span></text:p>
          </table:table-cell>
          <table:table-cell table:style-name="t9.I3" office:value-type="string">
            <text:p text:style-name="P29">±15</text:p>
          </table:table-cell>
        </table:table-row>
        <table:table-row>
          <table:table-cell table:style-name="t9.A9" office:value-type="string">
            <text:p text:style-name="P14"><text:span text:style-name="T32">8</text:span>.0 Sv/h</text:p>
          </table:table-cell>
          <table:table-cell table:style-name="t9.B9" office:value-type="string">
            <text:p text:style-name="P15">$9-n<text:span text:style-name="T32">5</text:span></text:p>
          </table:table-cell>
          <table:table-cell table:style-name="t9.B9" office:value-type="string">
            <text:p text:style-name="P15">$9-d<text:span text:style-name="T32">5</text:span></text:p>
          </table:table-cell>
          <table:table-cell table:style-name="t9.D9" office:value-type="string">
            <text:section text:style-name="Sect1" text:name="Раздел78">
              <text:p text:style-name="P3">$9-<text:span text:style-name="T32">m</text:span><text:span text:style-name="T19">5</text:span><text:span text:style-name="T32">0</text:span></text:p>
              <text:p text:style-name="P39">$9-<text:span text:style-name="T32">m</text:span><text:span text:style-name="T19">5</text:span><text:span text:style-name="T32">1</text:span></text:p>
              <text:p text:style-name="P39">$9-<text:span text:style-name="T32">m</text:span><text:span text:style-name="T19">5</text:span><text:span text:style-name="T32">2</text:span></text:p>
              <text:p text:style-name="P39">$9-<text:span text:style-name="T32">m</text:span><text:span text:style-name="T19">5</text:span><text:span text:style-name="T32">3</text:span></text:p>
              <text:p text:style-name="P39">$9-<text:span text:style-name="T32">m</text:span><text:span text:style-name="T19">5</text:span><text:span text:style-name="T32">4</text:span></text:p>
            </text:section>
          </table:table-cell>
          <table:table-cell table:style-name="t9.B9" office:value-type="string">
            <text:p text:style-name="P15">$9-av<text:span text:style-name="T32">5</text:span></text:p>
          </table:table-cell>
          <table:table-cell table:style-name="t9.B9" office:value-type="string">
            <text:p text:style-name="P15">$9-o<text:span text:style-name="T32">5</text:span></text:p>
          </table:table-cell>
          <table:table-cell table:style-name="t9.B9" office:value-type="string">
            <text:p text:style-name="P15">$9-q<text:span text:style-name="T32">5</text:span></text:p>
          </table:table-cell>
          <table:table-cell table:style-name="t9.B9" office:value-type="string">
            <text:p text:style-name="P8"><text:span text:style-name="T63">±</text:span><text:span text:style-name="T57">19</text:span></text:p>
          </table:table-cell>
          <table:table-cell table:style-name="t9.I9" office:value-type="string">
            <text:p text:style-name="P29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able:table-row>
          <table:table-cell table:style-name="s9.A1" table:number-columns-spanned="10" office:value-type="string">
            <text:p text:style-name="P44"><text:span text:style-name="T19">AT2503B (</text:span><text:span text:style-name="T72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9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32">µSv</text:span></text:p>
          </table:table-cell>
          <table:table-cell table:style-name="s9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9.B4" office:value-type="string">
            <text:p text:style-name="P7"><text:s text:c="2"/>$9-<text:span text:style-name="T19">dn</text:span>_<text:span text:style-name="T32">1 <text:s/></text:span></text:p>
            <text:p text:style-name="P18"><text:span text:style-name="T32">$9-</text:span><text:span text:style-name="T19">dd_1</text:span></text:p>
          </table:table-cell>
          <table:table-cell table:style-name="s9.B4" office:value-type="string">
            <text:p text:style-name="P15">$9-d_dev_<text:span text:style-name="T32">1</text:span></text:p>
          </table:table-cell>
          <table:table-cell table:style-name="s9.B4" office:value-type="string">
            <text:p text:style-name="P15">$9-dose_<text:span text:style-name="T32">1</text:span></text:p>
          </table:table-cell>
          <table:table-cell table:style-name="s9.B4" office:value-type="string">
            <text:p text:style-name="P15">$9-d_res_<text:span text:style-name="T32">1</text:span></text:p>
          </table:table-cell>
          <table:table-cell table:style-name="s9.B4" office:value-type="string">
            <text:p text:style-name="P15">$9-o_pog_<text:span text:style-name="T32">1</text:span></text:p>
          </table:table-cell>
          <table:table-cell table:style-name="s9.B4" office:value-type="string">
            <text:p text:style-name="P23">±20</text:p>
          </table:table-cell>
          <table:table-cell table:style-name="s9.B4" office:value-type="string">
            <text:p text:style-name="P15">$9-d_gran_<text:span text:style-name="T32">1</text:span></text:p>
          </table:table-cell>
          <table:table-cell table:style-name="s9.J4" office:value-type="string">
            <text:p text:style-name="P8"><text:span text:style-name="T63">±</text:span>15.2</text:p>
          </table:table-cell>
        </table:table-row>
        <table:table-row>
          <table:table-cell table:style-name="s9.A5" office:value-type="string">
            <text:p text:style-name="P14">4.0 mSv</text:p>
          </table:table-cell>
          <table:table-cell table:style-name="s9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9.B5" office:value-type="string">
            <text:p text:style-name="P7"><text:s text:c="2"/>$9-<text:span text:style-name="T19">dn</text:span>_<text:span text:style-name="T32">2 <text:s/></text:span></text:p>
            <text:p text:style-name="P18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15">$9-d_dev_<text:span text:style-name="T32">2</text:span></text:p>
          </table:table-cell>
          <table:table-cell table:style-name="s9.B5" office:value-type="string">
            <text:p text:style-name="P15">$9-dose_<text:span text:style-name="T32">2</text:span></text:p>
          </table:table-cell>
          <table:table-cell table:style-name="s9.B5" office:value-type="string">
            <text:p text:style-name="P15">$9-d_res_<text:span text:style-name="T32">2</text:span></text:p>
          </table:table-cell>
          <table:table-cell table:style-name="s9.B5" office:value-type="string">
            <text:p text:style-name="P15">$9-o_pog_<text:span text:style-name="T32">2</text:span></text:p>
          </table:table-cell>
          <table:table-cell table:style-name="s9.B5" office:value-type="string">
            <text:p text:style-name="P23">±19</text:p>
          </table:table-cell>
          <table:table-cell table:style-name="s9.B5" office:value-type="string">
            <text:p text:style-name="P15">$9-d_gran_<text:span text:style-name="T32">2</text:span></text:p>
          </table:table-cell>
          <table:table-cell table:style-name="s9.J5" office:value-type="string">
            <text:p text:style-name="P8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1">Radia-tion source <text:s/>number</text:p>
          </table:table-cell>
          <table:table-cell table:style-name="t10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10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10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10.A3" office:value-type="string">
            <text:p text:style-name="P36">Background</text:p>
          </table:table-cell>
          <table:table-cell table:style-name="t10.B3" office:value-type="string">
            <text:p text:style-name="P39">—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9">$10-bg0</text:p>
              <text:p text:style-name="P39">$10-bg1</text:p>
              <text:p text:style-name="P39">$10-bg2</text:p>
              <text:p text:style-name="P39">$10-bg3</text:p>
              <text:p text:style-name="P39">$10-bg4</text:p>
              <text:p text:style-name="P39">$10-bg5</text:p>
              <text:p text:style-name="P39">$10-bg6</text:p>
              <text:p text:style-name="P39">$10-bg7</text:p>
              <text:p text:style-name="P35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—</text:p>
          </table:table-cell>
          <table:table-cell table:style-name="t10.B3" office:value-type="string">
            <text:p text:style-name="P15">—</text:p>
          </table:table-cell>
          <table:table-cell table:style-name="t10.B3" office:value-type="string">
            <text:p text:style-name="P15">—</text:p>
          </table:table-cell>
          <table:table-cell table:style-name="t10.I3" office:value-type="string">
            <text:p text:style-name="P10">—</text:p>
          </table:table-cell>
        </table:table-row>
        <table:table-row>
          <table:table-cell table:style-name="t10.A3" office:value-type="string">
            <text:p text:style-name="P14">0.80 µSv/h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9">$10-m00</text:p>
              <text:p text:style-name="P39">$10-m01</text:p>
              <text:p text:style-name="P39">$10-m02</text:p>
              <text:p text:style-name="P39">$10-m03</text:p>
              <text:p text:style-name="P39">$10-m04</text:p>
              <text:p text:style-name="P39">$10-m05</text:p>
              <text:p text:style-name="P39">$10-m06</text:p>
              <text:p text:style-name="P39">$10-m07</text:p>
              <text:p text:style-name="P39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8"><text:span text:style-name="T64">±</text:span><text:span text:style-name="T65">20</text:span></text:p>
          </table:table-cell>
          <table:table-cell table:style-name="t10.I3" office:value-type="string">
            <text:p text:style-name="P29">±20</text:p>
          </table:table-cell>
        </table:table-row>
        <table:table-row>
          <table:table-cell table:style-name="t10.A3" office:value-type="string">
            <text:p text:style-name="P14">4.0 mSv/h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9">$10-m11</text:p>
              <text:p text:style-name="P39">$10-m12</text:p>
              <text:p text:style-name="P39">$10-m13</text:p>
              <text:p text:style-name="P39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8"><text:span text:style-name="T64">±</text:span><text:span text:style-name="T65">19</text:span></text:p>
          </table:table-cell>
          <table:table-cell table:style-name="t10.I3" office:value-type="string">
            <text:p text:style-name="P29">±15</text:p>
          </table:table-cell>
        </table:table-row>
        <table:table-row>
          <table:table-cell table:style-name="t10.A3" office:value-type="string">
            <text:p text:style-name="P14">80<text:span text:style-name="T32">.</text:span>0 mSv/h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9">$10-m21</text:p>
              <text:p text:style-name="P39">$10-m22</text:p>
              <text:p text:style-name="P39">$10-m23</text:p>
              <text:p text:style-name="P39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8"><text:span text:style-name="T64">±</text:span><text:span text:style-name="T65">19</text:span></text:p>
          </table:table-cell>
          <table:table-cell table:style-name="t10.I3" office:value-type="string">
            <text:p text:style-name="P29">±15</text:p>
          </table:table-cell>
        </table:table-row>
        <table:table-row>
          <table:table-cell table:style-name="t10.A3" office:value-type="string">
            <text:p text:style-name="P17">800 mSv/h</text:p>
          </table:table-cell>
          <table:table-cell table:style-name="t10.B3" office:value-type="string">
            <text:p text:style-name="P15">$10-n3</text:p>
          </table:table-cell>
          <table:table-cell table:style-name="t10.B3" office:value-type="string">
            <text:p text:style-name="P15">$10-d3</text:p>
          </table:table-cell>
          <table:table-cell table:style-name="t10.D3" office:value-type="string">
            <text:section text:style-name="Sect1" text:name="Раздел50">
              <text:p text:style-name="P3">$10-m30</text:p>
              <text:p text:style-name="P39">$10-m31</text:p>
              <text:p text:style-name="P39">$10-m32</text:p>
              <text:p text:style-name="P39">$10-m33</text:p>
              <text:p text:style-name="P39">$10-m34</text:p>
            </text:section>
          </table:table-cell>
          <table:table-cell table:style-name="t10.B3" office:value-type="string">
            <text:p text:style-name="P15">$10-av3</text:p>
          </table:table-cell>
          <table:table-cell table:style-name="t10.B3" office:value-type="string">
            <text:p text:style-name="P15">$10-o3</text:p>
          </table:table-cell>
          <table:table-cell table:style-name="t10.B3" office:value-type="string">
            <text:p text:style-name="P15">$10-q3</text:p>
          </table:table-cell>
          <table:table-cell table:style-name="t10.B3" office:value-type="string">
            <text:p text:style-name="P8"><text:span text:style-name="T64">±</text:span><text:span text:style-name="T65">19</text:span></text:p>
          </table:table-cell>
          <table:table-cell table:style-name="t10.I3" office:value-type="string">
            <text:p text:style-name="P29">±15</text:p>
          </table:table-cell>
        </table:table-row>
        <table:table-row>
          <table:table-cell table:style-name="t10.A3" office:value-type="string">
            <text:p text:style-name="P14">4.0 Sv/h</text:p>
          </table:table-cell>
          <table:table-cell table:style-name="t10.B3" office:value-type="string">
            <text:p text:style-name="P15">$10-n<text:span text:style-name="T32">4</text:span></text:p>
          </table:table-cell>
          <table:table-cell table:style-name="t10.B3" office:value-type="string">
            <text:p text:style-name="P15">$10-d<text:span text:style-name="T32">4</text:span></text:p>
          </table:table-cell>
          <table:table-cell table:style-name="t10.D3" office:value-type="string">
            <text:section text:style-name="Sect1" text:name="Раздел79">
              <text:p text:style-name="P3">$10-<text:span text:style-name="T32">m</text:span><text:span text:style-name="T19">4</text:span><text:span text:style-name="T32">0</text:span></text:p>
              <text:p text:style-name="P39">$10-<text:span text:style-name="T32">m</text:span><text:span text:style-name="T19">4</text:span><text:span text:style-name="T32">1</text:span></text:p>
              <text:p text:style-name="P39">$10-<text:span text:style-name="T32">m</text:span><text:span text:style-name="T19">4</text:span><text:span text:style-name="T32">2</text:span></text:p>
              <text:p text:style-name="P39">$10-<text:span text:style-name="T32">m</text:span><text:span text:style-name="T19">4</text:span><text:span text:style-name="T32">3</text:span></text:p>
              <text:p text:style-name="P39">$10-<text:span text:style-name="T32">m</text:span><text:span text:style-name="T19">4</text:span><text:span text:style-name="T32">4</text:span></text:p>
            </text:section>
          </table:table-cell>
          <table:table-cell table:style-name="t10.B3" office:value-type="string">
            <text:p text:style-name="P15">$10-av<text:span text:style-name="T32">4</text:span></text:p>
          </table:table-cell>
          <table:table-cell table:style-name="t10.B3" office:value-type="string">
            <text:p text:style-name="P15">$10-o<text:span text:style-name="T32">4</text:span></text:p>
          </table:table-cell>
          <table:table-cell table:style-name="t10.B3" office:value-type="string">
            <text:p text:style-name="P15">$10-q<text:span text:style-name="T32">4</text:span></text:p>
          </table:table-cell>
          <table:table-cell table:style-name="t10.B3" office:value-type="string">
            <text:p text:style-name="P8"><text:span text:style-name="T63">±</text:span><text:span text:style-name="T57">19</text:span></text:p>
          </table:table-cell>
          <table:table-cell table:style-name="t10.I3" office:value-type="string">
            <text:p text:style-name="P29">±15</text:p>
          </table:table-cell>
        </table:table-row>
        <table:table-row>
          <table:table-cell table:style-name="t10.A9" office:value-type="string">
            <text:p text:style-name="P14"><text:span text:style-name="T32">8</text:span>.0 Sv/h</text:p>
          </table:table-cell>
          <table:table-cell table:style-name="t10.B9" office:value-type="string">
            <text:p text:style-name="P15">$10-n<text:span text:style-name="T32">5</text:span></text:p>
          </table:table-cell>
          <table:table-cell table:style-name="t10.B9" office:value-type="string">
            <text:p text:style-name="P15">$10-d<text:span text:style-name="T32">5</text:span></text:p>
          </table:table-cell>
          <table:table-cell table:style-name="t10.D9" office:value-type="string">
            <text:section text:style-name="Sect1" text:name="Раздел80">
              <text:p text:style-name="P3">$10-<text:span text:style-name="T32">m</text:span><text:span text:style-name="T19">5</text:span><text:span text:style-name="T32">0</text:span></text:p>
              <text:p text:style-name="P39">$10-<text:span text:style-name="T32">m</text:span><text:span text:style-name="T19">5</text:span><text:span text:style-name="T32">1</text:span></text:p>
              <text:p text:style-name="P39">$10-<text:span text:style-name="T32">m</text:span><text:span text:style-name="T19">5</text:span><text:span text:style-name="T32">2</text:span></text:p>
              <text:p text:style-name="P39">$10-<text:span text:style-name="T32">m</text:span><text:span text:style-name="T19">5</text:span><text:span text:style-name="T32">3</text:span></text:p>
              <text:p text:style-name="P39">$10-<text:span text:style-name="T32">m</text:span><text:span text:style-name="T19">5</text:span><text:span text:style-name="T32">4</text:span></text:p>
            </text:section>
          </table:table-cell>
          <table:table-cell table:style-name="t10.B9" office:value-type="string">
            <text:p text:style-name="P15">$10-av<text:span text:style-name="T32">5</text:span></text:p>
          </table:table-cell>
          <table:table-cell table:style-name="t10.B9" office:value-type="string">
            <text:p text:style-name="P15">$10-o<text:span text:style-name="T32">5</text:span></text:p>
          </table:table-cell>
          <table:table-cell table:style-name="t10.B9" office:value-type="string">
            <text:p text:style-name="P15">$10-q<text:span text:style-name="T32">5</text:span></text:p>
          </table:table-cell>
          <table:table-cell table:style-name="t10.B9" office:value-type="string">
            <text:p text:style-name="P8"><text:span text:style-name="T63">±</text:span><text:span text:style-name="T57">19</text:span></text:p>
          </table:table-cell>
          <table:table-cell table:style-name="t10.I9" office:value-type="string">
            <text:p text:style-name="P29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4"><text:span text:style-name="T19">AT2503B (</text:span><text:span text:style-name="T72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10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32">µSv</text:span></text:p>
          </table:table-cell>
          <table:table-cell table:style-name="s10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10.B4" office:value-type="string">
            <text:p text:style-name="P7"><text:s text:c="2"/>$10-<text:span text:style-name="T19">dn</text:span>_<text:span text:style-name="T32">1 <text:s/></text:span></text:p>
            <text:p text:style-name="P18"><text:span text:style-name="T32">$10-</text:span><text:span text:style-name="T19">dd_1</text:span></text:p>
          </table:table-cell>
          <table:table-cell table:style-name="s10.B4" office:value-type="string">
            <text:p text:style-name="P15">$10-d_dev_<text:span text:style-name="T32">1</text:span></text:p>
          </table:table-cell>
          <table:table-cell table:style-name="s10.B4" office:value-type="string">
            <text:p text:style-name="P15">$10-dose_<text:span text:style-name="T32">1</text:span></text:p>
          </table:table-cell>
          <table:table-cell table:style-name="s10.B4" office:value-type="string">
            <text:p text:style-name="P15">$10-d_res_<text:span text:style-name="T32">1</text:span></text:p>
          </table:table-cell>
          <table:table-cell table:style-name="s10.B4" office:value-type="string">
            <text:p text:style-name="P15">$10-o_pog_<text:span text:style-name="T32">1</text:span></text:p>
          </table:table-cell>
          <table:table-cell table:style-name="s10.B4" office:value-type="string">
            <text:p text:style-name="P23">±20</text:p>
          </table:table-cell>
          <table:table-cell table:style-name="s10.B4" office:value-type="string">
            <text:p text:style-name="P15">$10-d_gran_<text:span text:style-name="T32">1</text:span></text:p>
          </table:table-cell>
          <table:table-cell table:style-name="s10.J4" office:value-type="string">
            <text:p text:style-name="P8"><text:span text:style-name="T63">±</text:span>15.2</text:p>
          </table:table-cell>
        </table:table-row>
        <table:table-row>
          <table:table-cell table:style-name="s10.A5" office:value-type="string">
            <text:p text:style-name="P14">4.0 mSv</text:p>
          </table:table-cell>
          <table:table-cell table:style-name="s10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10.B5" office:value-type="string">
            <text:p text:style-name="P7"><text:s text:c="2"/>$10-<text:span text:style-name="T19">dn</text:span>_<text:span text:style-name="T32">2 <text:s/></text:span></text:p>
            <text:p text:style-name="P18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15">$10-d_dev_<text:span text:style-name="T32">2</text:span></text:p>
          </table:table-cell>
          <table:table-cell table:style-name="s10.B5" office:value-type="string">
            <text:p text:style-name="P15">$10-dose_<text:span text:style-name="T32">2</text:span></text:p>
          </table:table-cell>
          <table:table-cell table:style-name="s10.B5" office:value-type="string">
            <text:p text:style-name="P15">$10-d_res_<text:span text:style-name="T32">2</text:span></text:p>
          </table:table-cell>
          <table:table-cell table:style-name="s10.B5" office:value-type="string">
            <text:p text:style-name="P15">$10-o_pog_<text:span text:style-name="T32">2</text:span></text:p>
          </table:table-cell>
          <table:table-cell table:style-name="s10.B5" office:value-type="string">
            <text:p text:style-name="P23">±19</text:p>
          </table:table-cell>
          <table:table-cell table:style-name="s10.B5" office:value-type="string">
            <text:p text:style-name="P15">$10-d_gran_<text:span text:style-name="T32">2</text:span></text:p>
          </table:table-cell>
          <table:table-cell table:style-name="s10.J5" office:value-type="string">
            <text:p text:style-name="P8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1">Radia-tion source <text:s/>number</text:p>
          </table:table-cell>
          <table:table-cell table:style-name="t11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11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11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11.A3" office:value-type="string">
            <text:p text:style-name="P36">Background</text:p>
          </table:table-cell>
          <table:table-cell table:style-name="t11.B3" office:value-type="string">
            <text:p text:style-name="P39">—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9">$11-bg0</text:p>
              <text:p text:style-name="P39">$11-bg1</text:p>
              <text:p text:style-name="P39">$11-bg2</text:p>
              <text:p text:style-name="P39">$11-bg3</text:p>
              <text:p text:style-name="P39">$11-bg4</text:p>
              <text:p text:style-name="P39">$11-bg5</text:p>
              <text:p text:style-name="P39">$11-bg6</text:p>
              <text:p text:style-name="P39">$11-bg7</text:p>
              <text:p text:style-name="P35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—</text:p>
          </table:table-cell>
          <table:table-cell table:style-name="t11.B3" office:value-type="string">
            <text:p text:style-name="P15">—</text:p>
          </table:table-cell>
          <table:table-cell table:style-name="t11.B3" office:value-type="string">
            <text:p text:style-name="P15">—</text:p>
          </table:table-cell>
          <table:table-cell table:style-name="t11.I3" office:value-type="string">
            <text:p text:style-name="P10">—</text:p>
          </table:table-cell>
        </table:table-row>
        <table:table-row>
          <table:table-cell table:style-name="t11.A3" office:value-type="string">
            <text:p text:style-name="P14">0.80 µSv/h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9">$11-m00</text:p>
              <text:p text:style-name="P39">$11-m01</text:p>
              <text:p text:style-name="P39">$11-m02</text:p>
              <text:p text:style-name="P39">$11-m03</text:p>
              <text:p text:style-name="P39">$11-m04</text:p>
              <text:p text:style-name="P39">$11-m05</text:p>
              <text:p text:style-name="P39">$11-m06</text:p>
              <text:p text:style-name="P39">$11-m07</text:p>
              <text:p text:style-name="P39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8"><text:span text:style-name="T64">±</text:span><text:span text:style-name="T65">20</text:span></text:p>
          </table:table-cell>
          <table:table-cell table:style-name="t11.I3" office:value-type="string">
            <text:p text:style-name="P29">±20</text:p>
          </table:table-cell>
        </table:table-row>
        <table:table-row>
          <table:table-cell table:style-name="t11.A3" office:value-type="string">
            <text:p text:style-name="P14">4.0 mSv/h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9">$11-m11</text:p>
              <text:p text:style-name="P39">$11-m12</text:p>
              <text:p text:style-name="P39">$11-m13</text:p>
              <text:p text:style-name="P39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8"><text:span text:style-name="T64">±</text:span><text:span text:style-name="T65">19</text:span></text:p>
          </table:table-cell>
          <table:table-cell table:style-name="t11.I3" office:value-type="string">
            <text:p text:style-name="P29">±15</text:p>
          </table:table-cell>
        </table:table-row>
        <table:table-row>
          <table:table-cell table:style-name="t11.A3" office:value-type="string">
            <text:p text:style-name="P14">80<text:span text:style-name="T32">.</text:span>0 mSv/h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9">$11-m21</text:p>
              <text:p text:style-name="P39">$11-m22</text:p>
              <text:p text:style-name="P39">$11-m23</text:p>
              <text:p text:style-name="P39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8"><text:span text:style-name="T64">±</text:span><text:span text:style-name="T65">19</text:span></text:p>
          </table:table-cell>
          <table:table-cell table:style-name="t11.I3" office:value-type="string">
            <text:p text:style-name="P29">±15</text:p>
          </table:table-cell>
        </table:table-row>
        <table:table-row>
          <table:table-cell table:style-name="t11.A3" office:value-type="string">
            <text:p text:style-name="P17">800 mSv/h</text:p>
          </table:table-cell>
          <table:table-cell table:style-name="t11.B3" office:value-type="string">
            <text:p text:style-name="P15">$11-n3</text:p>
          </table:table-cell>
          <table:table-cell table:style-name="t11.B3" office:value-type="string">
            <text:p text:style-name="P15">$11-d3</text:p>
          </table:table-cell>
          <table:table-cell table:style-name="t11.D3" office:value-type="string">
            <text:section text:style-name="Sect1" text:name="Раздел55">
              <text:p text:style-name="P3">$11-m30</text:p>
              <text:p text:style-name="P39">$11-m31</text:p>
              <text:p text:style-name="P39">$11-m32</text:p>
              <text:p text:style-name="P39">$11-m33</text:p>
              <text:p text:style-name="P39">$11-m34</text:p>
            </text:section>
          </table:table-cell>
          <table:table-cell table:style-name="t11.B3" office:value-type="string">
            <text:p text:style-name="P15">$11-av3</text:p>
          </table:table-cell>
          <table:table-cell table:style-name="t11.B3" office:value-type="string">
            <text:p text:style-name="P15">$11-o3</text:p>
          </table:table-cell>
          <table:table-cell table:style-name="t11.B3" office:value-type="string">
            <text:p text:style-name="P15">$11-q3</text:p>
          </table:table-cell>
          <table:table-cell table:style-name="t11.B3" office:value-type="string">
            <text:p text:style-name="P8"><text:span text:style-name="T64">±</text:span><text:span text:style-name="T65">19</text:span></text:p>
          </table:table-cell>
          <table:table-cell table:style-name="t11.I3" office:value-type="string">
            <text:p text:style-name="P29">±15</text:p>
          </table:table-cell>
        </table:table-row>
        <table:table-row>
          <table:table-cell table:style-name="t11.A3" office:value-type="string">
            <text:p text:style-name="P14">4.0 Sv/h</text:p>
          </table:table-cell>
          <table:table-cell table:style-name="t11.B3" office:value-type="string">
            <text:p text:style-name="P15">$11-n<text:span text:style-name="T32">4</text:span></text:p>
          </table:table-cell>
          <table:table-cell table:style-name="t11.B3" office:value-type="string">
            <text:p text:style-name="P15">$11-d<text:span text:style-name="T32">4</text:span></text:p>
          </table:table-cell>
          <table:table-cell table:style-name="t11.D3" office:value-type="string">
            <text:section text:style-name="Sect1" text:name="Раздел81">
              <text:p text:style-name="P3">$11-<text:span text:style-name="T32">m</text:span><text:span text:style-name="T19">4</text:span><text:span text:style-name="T32">0</text:span></text:p>
              <text:p text:style-name="P39">$11-<text:span text:style-name="T32">m</text:span><text:span text:style-name="T19">4</text:span><text:span text:style-name="T32">1</text:span></text:p>
              <text:p text:style-name="P39">$11-<text:span text:style-name="T32">m</text:span><text:span text:style-name="T19">4</text:span><text:span text:style-name="T32">2</text:span></text:p>
              <text:p text:style-name="P39">$11-<text:span text:style-name="T32">m</text:span><text:span text:style-name="T19">4</text:span><text:span text:style-name="T32">3</text:span></text:p>
              <text:p text:style-name="P39">$11-<text:span text:style-name="T32">m</text:span><text:span text:style-name="T19">4</text:span><text:span text:style-name="T32">4</text:span></text:p>
            </text:section>
          </table:table-cell>
          <table:table-cell table:style-name="t11.B3" office:value-type="string">
            <text:p text:style-name="P15">$11-av<text:span text:style-name="T32">4</text:span></text:p>
          </table:table-cell>
          <table:table-cell table:style-name="t11.B3" office:value-type="string">
            <text:p text:style-name="P15">$11-o<text:span text:style-name="T32">4</text:span></text:p>
          </table:table-cell>
          <table:table-cell table:style-name="t11.B3" office:value-type="string">
            <text:p text:style-name="P15">$11-q<text:span text:style-name="T32">4</text:span></text:p>
          </table:table-cell>
          <table:table-cell table:style-name="t11.B3" office:value-type="string">
            <text:p text:style-name="P8"><text:span text:style-name="T63">±</text:span><text:span text:style-name="T57">19</text:span></text:p>
          </table:table-cell>
          <table:table-cell table:style-name="t11.I3" office:value-type="string">
            <text:p text:style-name="P29">±15</text:p>
          </table:table-cell>
        </table:table-row>
        <table:table-row>
          <table:table-cell table:style-name="t11.A9" office:value-type="string">
            <text:p text:style-name="P14"><text:span text:style-name="T32">8</text:span>.0 Sv/h</text:p>
          </table:table-cell>
          <table:table-cell table:style-name="t11.B9" office:value-type="string">
            <text:p text:style-name="P15">$11-n<text:span text:style-name="T32">5</text:span></text:p>
          </table:table-cell>
          <table:table-cell table:style-name="t11.B9" office:value-type="string">
            <text:p text:style-name="P15">$11-d<text:span text:style-name="T32">5</text:span></text:p>
          </table:table-cell>
          <table:table-cell table:style-name="t11.D9" office:value-type="string">
            <text:section text:style-name="Sect1" text:name="Раздел82">
              <text:p text:style-name="P3">$11-<text:span text:style-name="T32">m</text:span><text:span text:style-name="T19">5</text:span><text:span text:style-name="T32">0</text:span></text:p>
              <text:p text:style-name="P39">$11-<text:span text:style-name="T32">m</text:span><text:span text:style-name="T19">5</text:span><text:span text:style-name="T32">1</text:span></text:p>
              <text:p text:style-name="P39">$11-<text:span text:style-name="T32">m</text:span><text:span text:style-name="T19">5</text:span><text:span text:style-name="T32">2</text:span></text:p>
              <text:p text:style-name="P39">$11-<text:span text:style-name="T32">m</text:span><text:span text:style-name="T19">5</text:span><text:span text:style-name="T32">3</text:span></text:p>
              <text:p text:style-name="P39">$11-<text:span text:style-name="T32">m</text:span><text:span text:style-name="T19">5</text:span><text:span text:style-name="T32">4</text:span></text:p>
            </text:section>
          </table:table-cell>
          <table:table-cell table:style-name="t11.B9" office:value-type="string">
            <text:p text:style-name="P15">$11-av<text:span text:style-name="T32">5</text:span></text:p>
          </table:table-cell>
          <table:table-cell table:style-name="t11.B9" office:value-type="string">
            <text:p text:style-name="P15">$11-o<text:span text:style-name="T32">5</text:span></text:p>
          </table:table-cell>
          <table:table-cell table:style-name="t11.B9" office:value-type="string">
            <text:p text:style-name="P15">$11-q<text:span text:style-name="T32">5</text:span></text:p>
          </table:table-cell>
          <table:table-cell table:style-name="t11.B9" office:value-type="string">
            <text:p text:style-name="P8"><text:span text:style-name="T63">±</text:span><text:span text:style-name="T57">19</text:span></text:p>
          </table:table-cell>
          <table:table-cell table:style-name="t11.I9" office:value-type="string">
            <text:p text:style-name="P29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4"><text:span text:style-name="T19">AT2503B (</text:span><text:span text:style-name="T72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11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32">µSv</text:span></text:p>
          </table:table-cell>
          <table:table-cell table:style-name="s11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11.B4" office:value-type="string">
            <text:p text:style-name="P7"><text:s text:c="2"/>$11-<text:span text:style-name="T19">dn</text:span>_<text:span text:style-name="T32">1 <text:s/></text:span></text:p>
            <text:p text:style-name="P18"><text:span text:style-name="T32">$11-</text:span><text:span text:style-name="T19">dd_1</text:span></text:p>
          </table:table-cell>
          <table:table-cell table:style-name="s11.B4" office:value-type="string">
            <text:p text:style-name="P15">$11-d_dev_<text:span text:style-name="T32">1</text:span></text:p>
          </table:table-cell>
          <table:table-cell table:style-name="s11.B4" office:value-type="string">
            <text:p text:style-name="P15">$11-dose_<text:span text:style-name="T32">1</text:span></text:p>
          </table:table-cell>
          <table:table-cell table:style-name="s11.B4" office:value-type="string">
            <text:p text:style-name="P15">$11-d_res_<text:span text:style-name="T32">1</text:span></text:p>
          </table:table-cell>
          <table:table-cell table:style-name="s11.B4" office:value-type="string">
            <text:p text:style-name="P15">$11-o_pog_<text:span text:style-name="T32">1</text:span></text:p>
          </table:table-cell>
          <table:table-cell table:style-name="s11.B4" office:value-type="string">
            <text:p text:style-name="P23">±20</text:p>
          </table:table-cell>
          <table:table-cell table:style-name="s11.B4" office:value-type="string">
            <text:p text:style-name="P15">$11-d_gran_<text:span text:style-name="T32">1</text:span></text:p>
          </table:table-cell>
          <table:table-cell table:style-name="s11.J4" office:value-type="string">
            <text:p text:style-name="P8"><text:span text:style-name="T63">±</text:span>15.2</text:p>
          </table:table-cell>
        </table:table-row>
        <table:table-row>
          <table:table-cell table:style-name="s11.A5" office:value-type="string">
            <text:p text:style-name="P14">4.0 mSv</text:p>
          </table:table-cell>
          <table:table-cell table:style-name="s11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11.B5" office:value-type="string">
            <text:p text:style-name="P7"><text:s text:c="2"/>$11-<text:span text:style-name="T19">dn</text:span>_<text:span text:style-name="T32">2 <text:s/></text:span></text:p>
            <text:p text:style-name="P18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15">$11-d_dev_<text:span text:style-name="T32">2</text:span></text:p>
          </table:table-cell>
          <table:table-cell table:style-name="s11.B5" office:value-type="string">
            <text:p text:style-name="P15">$11-dose_<text:span text:style-name="T32">2</text:span></text:p>
          </table:table-cell>
          <table:table-cell table:style-name="s11.B5" office:value-type="string">
            <text:p text:style-name="P15">$11-d_res_<text:span text:style-name="T32">2</text:span></text:p>
          </table:table-cell>
          <table:table-cell table:style-name="s11.B5" office:value-type="string">
            <text:p text:style-name="P15">$11-o_pog_<text:span text:style-name="T32">2</text:span></text:p>
          </table:table-cell>
          <table:table-cell table:style-name="s11.B5" office:value-type="string">
            <text:p text:style-name="P23">±19</text:p>
          </table:table-cell>
          <table:table-cell table:style-name="s11.B5" office:value-type="string">
            <text:p text:style-name="P15">$11-d_gran_<text:span text:style-name="T32">2</text:span></text:p>
          </table:table-cell>
          <table:table-cell table:style-name="s11.J5" office:value-type="string">
            <text:p text:style-name="P8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4"><text:span text:style-name="T2">AT2503B </text:span><text:span text:style-name="T19">(</text:span><text:span text:style-name="T72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9">Dose rate at check point,</text:p>
            <text:p text:style-name="P13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1">Radia-tion source <text:s/>number</text:p>
          </table:table-cell>
          <table:table-cell table:style-name="t12.B2" office:value-type="string">
            <text:p text:style-name="P14"><text:span text:style-name="T19">Distance to source</text:span>, </text:p>
            <text:p text:style-name="P11">R, сm</text:p>
          </table:table-cell>
          <table:table-cell table:style-name="t12.B2" office:value-type="string">
            <text:p text:style-name="P34"><text:span text:style-name="T19">Dose rate measurement at check point</text:span>,</text:p>
            <text:p text:style-name="P34"><text:span text:style-name="T46">Ḣ</text:span><text:span text:style-name="T70">*</text:span><text:span text:style-name="T38">i</text:span><text:span text:style-name="T48">(10)</text:span></text:p>
          </table:table-cell>
          <table:table-cell table:style-name="t12.B2" office:value-type="string">
            <text:p text:style-name="P30"><text:span text:style-name="T19">Average value</text:span>, </text:p>
            <text:p text:style-name="P31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14"><text:span text:style-name="T29">Relative <text:s/>measure-ment</text:span> <text:span text:style-name="T19">error</text:span></text:p>
            <text:p text:style-name="P52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16"><text:span text:style-name="T71">Relative standard deviation</text:span>,</text:p>
            <text:p text:style-name="P16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26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1">Limits of intrinsic relative</text:p>
            <text:p text:style-name="P22"><text:span text:style-name="T19">error</text:span>, % </text:p>
            <text:p text:style-name="P20">not above</text:p>
          </table:table-cell>
        </table:table-row>
        <table:table-row>
          <table:table-cell table:style-name="t12.A3" office:value-type="string">
            <text:p text:style-name="P36">Background</text:p>
          </table:table-cell>
          <table:table-cell table:style-name="t12.B3" office:value-type="string">
            <text:p text:style-name="P39">—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9">$12-bg0</text:p>
              <text:p text:style-name="P39">$12-bg1</text:p>
              <text:p text:style-name="P39">$12-bg2</text:p>
              <text:p text:style-name="P39">$12-bg3</text:p>
              <text:p text:style-name="P39">$12-bg4</text:p>
              <text:p text:style-name="P39">$12-bg5</text:p>
              <text:p text:style-name="P39">$12-bg6</text:p>
              <text:p text:style-name="P39">$12-bg7</text:p>
              <text:p text:style-name="P35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—</text:p>
          </table:table-cell>
          <table:table-cell table:style-name="t12.B3" office:value-type="string">
            <text:p text:style-name="P15">—</text:p>
          </table:table-cell>
          <table:table-cell table:style-name="t12.B3" office:value-type="string">
            <text:p text:style-name="P15">—</text:p>
          </table:table-cell>
          <table:table-cell table:style-name="t12.I3" office:value-type="string">
            <text:p text:style-name="P10">—</text:p>
          </table:table-cell>
        </table:table-row>
        <table:table-row>
          <table:table-cell table:style-name="t12.A3" office:value-type="string">
            <text:p text:style-name="P14">0.80 µSv/h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9">$12-m00</text:p>
              <text:p text:style-name="P39">$12-m01</text:p>
              <text:p text:style-name="P39">$12-m02</text:p>
              <text:p text:style-name="P39">$12-m03</text:p>
              <text:p text:style-name="P39">$12-m04</text:p>
              <text:p text:style-name="P39">$12-m05</text:p>
              <text:p text:style-name="P39">$12-m06</text:p>
              <text:p text:style-name="P39">$12-m07</text:p>
              <text:p text:style-name="P39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8"><text:span text:style-name="T64">±</text:span><text:span text:style-name="T65">20</text:span></text:p>
          </table:table-cell>
          <table:table-cell table:style-name="t12.I3" office:value-type="string">
            <text:p text:style-name="P29">±20</text:p>
          </table:table-cell>
        </table:table-row>
        <table:table-row>
          <table:table-cell table:style-name="t12.A3" office:value-type="string">
            <text:p text:style-name="P14">4.0 mSv/h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9">$12-m11</text:p>
              <text:p text:style-name="P39">$12-m12</text:p>
              <text:p text:style-name="P39">$12-m13</text:p>
              <text:p text:style-name="P39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8"><text:span text:style-name="T64">±</text:span><text:span text:style-name="T65">19</text:span></text:p>
          </table:table-cell>
          <table:table-cell table:style-name="t12.I3" office:value-type="string">
            <text:p text:style-name="P29">±15</text:p>
          </table:table-cell>
        </table:table-row>
        <table:table-row>
          <table:table-cell table:style-name="t12.A3" office:value-type="string">
            <text:p text:style-name="P14">80<text:span text:style-name="T32">.</text:span>0 mSv/h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9">$12-m21</text:p>
              <text:p text:style-name="P39">$12-m22</text:p>
              <text:p text:style-name="P39">$12-m23</text:p>
              <text:p text:style-name="P39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8"><text:span text:style-name="T64">±</text:span><text:span text:style-name="T65">19</text:span></text:p>
          </table:table-cell>
          <table:table-cell table:style-name="t12.I3" office:value-type="string">
            <text:p text:style-name="P29">±15</text:p>
          </table:table-cell>
        </table:table-row>
        <table:table-row>
          <table:table-cell table:style-name="t12.A3" office:value-type="string">
            <text:p text:style-name="P17">800 mSv/h</text:p>
          </table:table-cell>
          <table:table-cell table:style-name="t12.B3" office:value-type="string">
            <text:p text:style-name="P15">$12-n3</text:p>
          </table:table-cell>
          <table:table-cell table:style-name="t12.B3" office:value-type="string">
            <text:p text:style-name="P15">$12-d3</text:p>
          </table:table-cell>
          <table:table-cell table:style-name="t12.D3" office:value-type="string">
            <text:section text:style-name="Sect1" text:name="Раздел60">
              <text:p text:style-name="P3">$12-m30</text:p>
              <text:p text:style-name="P39">$12-m31</text:p>
              <text:p text:style-name="P39">$12-m32</text:p>
              <text:p text:style-name="P39">$12-m33</text:p>
              <text:p text:style-name="P39">$12-m34</text:p>
            </text:section>
          </table:table-cell>
          <table:table-cell table:style-name="t12.B3" office:value-type="string">
            <text:p text:style-name="P15">$12-av3</text:p>
          </table:table-cell>
          <table:table-cell table:style-name="t12.B3" office:value-type="string">
            <text:p text:style-name="P15">$12-o3</text:p>
          </table:table-cell>
          <table:table-cell table:style-name="t12.B3" office:value-type="string">
            <text:p text:style-name="P15">$12-q3</text:p>
          </table:table-cell>
          <table:table-cell table:style-name="t12.B3" office:value-type="string">
            <text:p text:style-name="P8"><text:span text:style-name="T64">±</text:span><text:span text:style-name="T65">19</text:span></text:p>
          </table:table-cell>
          <table:table-cell table:style-name="t12.I3" office:value-type="string">
            <text:p text:style-name="P29">±15</text:p>
          </table:table-cell>
        </table:table-row>
        <table:table-row>
          <table:table-cell table:style-name="t12.A3" office:value-type="string">
            <text:p text:style-name="P14">4.0 Sv/h</text:p>
          </table:table-cell>
          <table:table-cell table:style-name="t12.B3" office:value-type="string">
            <text:p text:style-name="P15">$12-n<text:span text:style-name="T32">4</text:span></text:p>
          </table:table-cell>
          <table:table-cell table:style-name="t12.B3" office:value-type="string">
            <text:p text:style-name="P15">$12-d<text:span text:style-name="T32">4</text:span></text:p>
          </table:table-cell>
          <table:table-cell table:style-name="t12.D3" office:value-type="string">
            <text:section text:style-name="Sect1" text:name="Раздел83">
              <text:p text:style-name="P3">$12-<text:span text:style-name="T32">m</text:span><text:span text:style-name="T19">4</text:span><text:span text:style-name="T32">0</text:span></text:p>
              <text:p text:style-name="P39">$12-<text:span text:style-name="T32">m</text:span><text:span text:style-name="T19">4</text:span><text:span text:style-name="T32">1</text:span></text:p>
              <text:p text:style-name="P39">$12-<text:span text:style-name="T32">m</text:span><text:span text:style-name="T19">4</text:span><text:span text:style-name="T32">2</text:span></text:p>
              <text:p text:style-name="P39">$12-<text:span text:style-name="T32">m</text:span><text:span text:style-name="T19">4</text:span><text:span text:style-name="T32">3</text:span></text:p>
              <text:p text:style-name="P39">$12-<text:span text:style-name="T32">m</text:span><text:span text:style-name="T19">4</text:span><text:span text:style-name="T32">4</text:span></text:p>
            </text:section>
          </table:table-cell>
          <table:table-cell table:style-name="t12.B3" office:value-type="string">
            <text:p text:style-name="P15">$12-av<text:span text:style-name="T32">4</text:span></text:p>
          </table:table-cell>
          <table:table-cell table:style-name="t12.B3" office:value-type="string">
            <text:p text:style-name="P15">$12-o<text:span text:style-name="T32">4</text:span></text:p>
          </table:table-cell>
          <table:table-cell table:style-name="t12.B3" office:value-type="string">
            <text:p text:style-name="P15">$12-q<text:span text:style-name="T32">4</text:span></text:p>
          </table:table-cell>
          <table:table-cell table:style-name="t12.B3" office:value-type="string">
            <text:p text:style-name="P8"><text:span text:style-name="T63">±</text:span><text:span text:style-name="T57">19</text:span></text:p>
          </table:table-cell>
          <table:table-cell table:style-name="t12.I3" office:value-type="string">
            <text:p text:style-name="P29">±15</text:p>
          </table:table-cell>
        </table:table-row>
        <table:table-row>
          <table:table-cell table:style-name="t12.A9" office:value-type="string">
            <text:p text:style-name="P14"><text:span text:style-name="T32">8</text:span>.0 Sv/h</text:p>
          </table:table-cell>
          <table:table-cell table:style-name="t12.B9" office:value-type="string">
            <text:p text:style-name="P15">$12-n<text:span text:style-name="T32">5</text:span></text:p>
          </table:table-cell>
          <table:table-cell table:style-name="t12.B9" office:value-type="string">
            <text:p text:style-name="P15">$12-d<text:span text:style-name="T32">5</text:span></text:p>
          </table:table-cell>
          <table:table-cell table:style-name="t12.D9" office:value-type="string">
            <text:section text:style-name="Sect1" text:name="Раздел84">
              <text:p text:style-name="P3">$12-<text:span text:style-name="T32">m</text:span><text:span text:style-name="T19">5</text:span><text:span text:style-name="T32">0</text:span></text:p>
              <text:p text:style-name="P39">$12-<text:span text:style-name="T32">m</text:span><text:span text:style-name="T19">5</text:span><text:span text:style-name="T32">1</text:span></text:p>
              <text:p text:style-name="P39">$12-<text:span text:style-name="T32">m</text:span><text:span text:style-name="T19">5</text:span><text:span text:style-name="T32">2</text:span></text:p>
              <text:p text:style-name="P39">$12-<text:span text:style-name="T32">m</text:span><text:span text:style-name="T19">5</text:span><text:span text:style-name="T32">3</text:span></text:p>
              <text:p text:style-name="P39">$12-<text:span text:style-name="T32">m</text:span><text:span text:style-name="T19">5</text:span><text:span text:style-name="T32">4</text:span></text:p>
            </text:section>
          </table:table-cell>
          <table:table-cell table:style-name="t12.B9" office:value-type="string">
            <text:p text:style-name="P15">$12-av<text:span text:style-name="T32">5</text:span></text:p>
          </table:table-cell>
          <table:table-cell table:style-name="t12.B9" office:value-type="string">
            <text:p text:style-name="P15">$12-o<text:span text:style-name="T32">5</text:span></text:p>
          </table:table-cell>
          <table:table-cell table:style-name="t12.B9" office:value-type="string">
            <text:p text:style-name="P15">$12-q<text:span text:style-name="T32">5</text:span></text:p>
          </table:table-cell>
          <table:table-cell table:style-name="t12.B9" office:value-type="string">
            <text:p text:style-name="P8"><text:span text:style-name="T63">±</text:span><text:span text:style-name="T57">19</text:span></text:p>
          </table:table-cell>
          <table:table-cell table:style-name="t12.I9" office:value-type="string">
            <text:p text:style-name="P29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4"><text:span text:style-name="T19">AT2503B (</text:span><text:span text:style-name="T72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5"><text:span text:style-name="T28">Actual dose value</text:span>,</text:p>
            <text:p text:style-name="P35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4">Dose rate,</text:p>
            <text:p text:style-name="P37"><text:span text:style-name="T33">Ḣ</text:span><text:span text:style-name="T43">oi</text:span><text:span text:style-name="T55">(10) /</text:span></text:p>
            <text:p text:style-name="P49">t, s</text:p>
          </table:table-cell>
          <table:table-cell table:style-name="s12.B2" table:number-rows-spanned="2" office:value-type="string">
            <text:p text:style-name="P50">Radiati<text:span text:style-name="T73">on source / </text:span></text:p>
            <text:p text:style-name="P48">d, cm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Response variation</text:p>
            <text:p text:style-name="P52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5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26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0">Coefficient</text:p>
            <text:p text:style-name="P22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5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5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5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32">µSv</text:span></text:p>
          </table:table-cell>
          <table:table-cell table:style-name="s12.B4" office:value-type="string">
            <text:p text:style-name="P7"><text:s text:c="2"/>4<text:span text:style-name="T19">0 </text:span><text:span text:style-name="T32">µSv/h</text:span> <text:s/></text:p>
            <text:p text:style-name="P8"><text:span text:style-name="T32">360</text:span>s</text:p>
          </table:table-cell>
          <table:table-cell table:style-name="s12.B4" office:value-type="string">
            <text:p text:style-name="P7"><text:s text:c="2"/>$12-<text:span text:style-name="T19">dn</text:span>_<text:span text:style-name="T32">1 <text:s/></text:span></text:p>
            <text:p text:style-name="P18"><text:span text:style-name="T32">$12-</text:span><text:span text:style-name="T19">dd_1</text:span></text:p>
          </table:table-cell>
          <table:table-cell table:style-name="s12.B4" office:value-type="string">
            <text:p text:style-name="P15">$12-d_dev_<text:span text:style-name="T32">1</text:span></text:p>
          </table:table-cell>
          <table:table-cell table:style-name="s12.B4" office:value-type="string">
            <text:p text:style-name="P15">$12-dose_<text:span text:style-name="T32">1</text:span></text:p>
          </table:table-cell>
          <table:table-cell table:style-name="s12.B4" office:value-type="string">
            <text:p text:style-name="P15">$12-d_res_<text:span text:style-name="T32">1</text:span></text:p>
          </table:table-cell>
          <table:table-cell table:style-name="s12.B4" office:value-type="string">
            <text:p text:style-name="P15">$12-o_pog_<text:span text:style-name="T32">1</text:span></text:p>
          </table:table-cell>
          <table:table-cell table:style-name="s12.B4" office:value-type="string">
            <text:p text:style-name="P23">±20</text:p>
          </table:table-cell>
          <table:table-cell table:style-name="s12.B4" office:value-type="string">
            <text:p text:style-name="P15">$12-d_gran_<text:span text:style-name="T32">1</text:span></text:p>
          </table:table-cell>
          <table:table-cell table:style-name="s12.J4" office:value-type="string">
            <text:p text:style-name="P8"><text:span text:style-name="T63">±</text:span>15.2</text:p>
          </table:table-cell>
        </table:table-row>
        <table:table-row>
          <table:table-cell table:style-name="s12.A5" office:value-type="string">
            <text:p text:style-name="P14">4.0 mSv</text:p>
          </table:table-cell>
          <table:table-cell table:style-name="s12.B5" office:value-type="string">
            <text:p text:style-name="P7"><text:s text:c="2"/><text:span text:style-name="T32">8</text:span><text:span text:style-name="T19">0 </text:span><text:span text:style-name="T32">мSv/h</text:span> <text:s/></text:p>
            <text:p text:style-name="P8">180s</text:p>
          </table:table-cell>
          <table:table-cell table:style-name="s12.B5" office:value-type="string">
            <text:p text:style-name="P7"><text:s text:c="2"/>$12-<text:span text:style-name="T19">dn</text:span>_<text:span text:style-name="T32">2 <text:s/></text:span></text:p>
            <text:p text:style-name="P18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15">$12-d_dev_<text:span text:style-name="T32">2</text:span></text:p>
          </table:table-cell>
          <table:table-cell table:style-name="s12.B5" office:value-type="string">
            <text:p text:style-name="P15">$12-dose_<text:span text:style-name="T32">2</text:span></text:p>
          </table:table-cell>
          <table:table-cell table:style-name="s12.B5" office:value-type="string">
            <text:p text:style-name="P15">$12-d_res_<text:span text:style-name="T32">2</text:span></text:p>
          </table:table-cell>
          <table:table-cell table:style-name="s12.B5" office:value-type="string">
            <text:p text:style-name="P15">$12-o_pog_<text:span text:style-name="T32">2</text:span></text:p>
          </table:table-cell>
          <table:table-cell table:style-name="s12.B5" office:value-type="string">
            <text:p text:style-name="P23">±19</text:p>
          </table:table-cell>
          <table:table-cell table:style-name="s12.B5" office:value-type="string">
            <text:p text:style-name="P15">$12-d_gran_<text:span text:style-name="T32">2</text:span></text:p>
          </table:table-cell>
          <table:table-cell table:style-name="s12.J5" office:value-type="string">
            <text:p text:style-name="P8"><text:span text:style-name="T64">±</text:span>5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Calibrated by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0">(signature)</text:p>
          </table:table-cell>
        </table:table-row>
        <table:table-row>
          <table:table-cell table:style-name="Таблица1.A1" office:value-type="string">
            <text:p text:style-name="P41">Technical control: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0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42:59.56</dc:date>
    <meta:editing-duration>P3DT15H53M52S</meta:editing-duration>
    <meta:editing-cycles>455</meta:editing-cycles>
    <meta:generator>OpenOffice/4.1.6$Win32 OpenOffice.org_project/416m1$Build-9790</meta:generator>
    <meta:document-statistic meta:table-count="25" meta:image-count="1" meta:object-count="0" meta:page-count="7" meta:paragraph-count="1903" meta:word-count="2909" meta:character-count="17457"/>
  </office:meta>
</office:document-meta>
</file>